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3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1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color="#808080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 style:data-style-name="N1">
      <style:text-properties fo:color="#808080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color="#808080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3"/>
        <table:table-column table:style-name="co4" table:visibility="collapse" table:default-cell-style-name="ce3"/>
        <table:table-column table:style-name="co2" table:visibility="collapse" table:default-cell-style-name="ce4"/>
        <table:table-column table:style-name="co2" table:default-cell-style-name="Default"/>
        <table:table-column table:style-name="co2" table:visibility="collapse" table:default-cell-style-name="ce4"/>
        <table:table-column table:style-name="co2" table:default-cell-style-name="Default"/>
        <table:table-row table:style-name="ro1">
          <table:table-cell office:value-type="string" calcext:value-type="string">
            <text:p>constants</text:p>
          </table:table-cell>
          <table:table-cell table:number-columns-repeated="6"/>
          <table:table-cell office:value-type="string" calcext:value-type="string">
            <text:p>&lt;&lt;Hidden columns</text:p>
          </table:table-cell>
        </table:table-row>
        <table:table-row table:style-name="ro1">
          <table:table-cell office:value-type="string" calcext:value-type="string">
            <text:p>TEMP_BALANCE_RESISTANCE_OHMS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C_COUNTS_AT_VCC</text:p>
          </table:table-cell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RMISTOR_BETA</text:p>
          </table:table-cell>
          <table:table-cell office:value-type="float" office:value="3982" calcext:value-type="float">
            <text:p>39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RMISTOR_RESISTANCE_23DEGC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_23DEGC_KELVIN</text:p>
          </table:table-cell>
          <table:table-cell office:value-type="float" office:value="296" calcext:value-type="float">
            <text:p>29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untsADC</text:p>
          </table:table-cell>
          <table:table-cell office:value-type="string" calcext:value-type="string">
            <text:p>resistanceThermistor_ohms</text:p>
          </table:table-cell>
          <table:table-cell office:value-type="string" calcext:value-type="string">
            <text:p>tempMeasured_k</text:p>
          </table:table-cell>
          <table:table-cell office:value-type="string" calcext:value-type="string">
            <text:p>tempMeasured_c</text:p>
          </table:table-cell>
          <table:table-cell office:value-type="string" calcext:value-type="string">
            <text:p>integer degC</text:p>
          </table:table-cell>
          <table:table-cell office:value-type="string" calcext:value-type="string">
            <text:p>Error deg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formula="of:=([.B10]*[.$B$2])/([.$B$3]-[.B10])" office:value-type="float" office:value="98.7166831194472" calcext:value-type="float">
            <text:p>99</text:p>
          </table:table-cell>
          <table:table-cell table:formula="of:=([.$B$4]*[.$B$6])/([.$B$4]+([.$B$6]*LN([.C10]/[.$B$5])))" office:value-type="float" office:value="450.726988998332" calcext:value-type="float">
            <text:p>451</text:p>
          </table:table-cell>
          <table:table-cell table:style-name="ce5" table:formula="of:=[.D10]-273" office:value-type="float" office:value="177.726988998332" calcext:value-type="float">
            <text:p>177.7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formula="of:=([.B11]*[.$B$2])/([.$B$3]-[.B11])" office:value-type="float" office:value="199.401794616152" calcext:value-type="float">
            <text:p>199</text:p>
          </table:table-cell>
          <table:table-cell table:formula="of:=([.$B$4]*[.$B$6])/([.$B$4]+([.$B$6]*LN([.C11]/[.$B$5])))" office:value-type="float" office:value="417.501766821653" calcext:value-type="float">
            <text:p>418</text:p>
          </table:table-cell>
          <table:table-cell table:style-name="ce5" table:formula="of:=[.D11]-273" office:value-type="float" office:value="144.501766821653" calcext:value-type="float">
            <text:p>144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formula="of:=([.B12]*[.$B$2])/([.$B$3]-[.B12])" office:value-type="float" office:value="302.114803625378" calcext:value-type="float">
            <text:p>302</text:p>
          </table:table-cell>
          <table:table-cell table:formula="of:=([.$B$4]*[.$B$6])/([.$B$4]+([.$B$6]*LN([.C12]/[.$B$5])))" office:value-type="float" office:value="400.073567709059" calcext:value-type="float">
            <text:p>400</text:p>
          </table:table-cell>
          <table:table-cell table:style-name="ce5" table:formula="of:=[.D12]-273" office:value-type="float" office:value="127.073567709059" calcext:value-type="float">
            <text:p>127.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formula="of:=([.B13]*[.$B$2])/([.$B$3]-[.B13])" office:value-type="float" office:value="406.917599186165" calcext:value-type="float">
            <text:p>407</text:p>
          </table:table-cell>
          <table:table-cell table:formula="of:=([.$B$4]*[.$B$6])/([.$B$4]+([.$B$6]*LN([.C13]/[.$B$5])))" office:value-type="float" office:value="388.450929073339" calcext:value-type="float">
            <text:p>388</text:p>
          </table:table-cell>
          <table:table-cell table:style-name="ce5" table:formula="of:=[.D13]-273" office:value-type="float" office:value="115.450929073339" calcext:value-type="float">
            <text:p>115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formula="of:=([.B14]*[.$B$2])/([.$B$3]-[.B14])" office:value-type="float" office:value="513.874614594039" calcext:value-type="float">
            <text:p>514</text:p>
          </table:table-cell>
          <table:table-cell table:formula="of:=([.$B$4]*[.$B$6])/([.$B$4]+([.$B$6]*LN([.C14]/[.$B$5])))" office:value-type="float" office:value="379.804487689149" calcext:value-type="float">
            <text:p>380</text:p>
          </table:table-cell>
          <table:table-cell table:style-name="ce5" table:formula="of:=[.D14]-273" office:value-type="float" office:value="106.804487689149" calcext:value-type="float">
            <text:p>106.8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60" calcext:value-type="float">
            <text:p>60</text:p>
          </table:table-cell>
          <table:table-cell table:formula="of:=([.B15]*[.$B$2])/([.$B$3]-[.B15])" office:value-type="float" office:value="623.052959501558" calcext:value-type="float">
            <text:p>623</text:p>
          </table:table-cell>
          <table:table-cell table:formula="of:=([.$B$4]*[.$B$6])/([.$B$4]+([.$B$6]*LN([.C15]/[.$B$5])))" office:value-type="float" office:value="372.951418234066" calcext:value-type="float">
            <text:p>373</text:p>
          </table:table-cell>
          <table:table-cell table:style-name="ce5" table:formula="of:=[.D15]-273" office:value-type="float" office:value="99.9514182340661" calcext:value-type="float">
            <text:p>100.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0" calcext:value-type="float">
            <text:p>70</text:p>
          </table:table-cell>
          <table:table-cell table:formula="of:=([.B16]*[.$B$2])/([.$B$3]-[.B16])" office:value-type="float" office:value="734.522560335782" calcext:value-type="float">
            <text:p>735</text:p>
          </table:table-cell>
          <table:table-cell table:formula="of:=([.$B$4]*[.$B$6])/([.$B$4]+([.$B$6]*LN([.C16]/[.$B$5])))" office:value-type="float" office:value="367.289535569223" calcext:value-type="float">
            <text:p>367</text:p>
          </table:table-cell>
          <table:table-cell table:style-name="ce5" table:formula="of:=[.D16]-273" office:value-type="float" office:value="94.2895355692232" calcext:value-type="float">
            <text:p>94.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0" calcext:value-type="float">
            <text:p>80</text:p>
          </table:table-cell>
          <table:table-cell table:formula="of:=([.B17]*[.$B$2])/([.$B$3]-[.B17])" office:value-type="float" office:value="848.356309650053" calcext:value-type="float">
            <text:p>848</text:p>
          </table:table-cell>
          <table:table-cell table:formula="of:=([.$B$4]*[.$B$6])/([.$B$4]+([.$B$6]*LN([.C17]/[.$B$5])))" office:value-type="float" office:value="362.472431582611" calcext:value-type="float">
            <text:p>362</text:p>
          </table:table-cell>
          <table:table-cell table:style-name="ce5" table:formula="of:=[.D17]-273" office:value-type="float" office:value="89.4724315826114" calcext:value-type="float">
            <text:p>89.5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0" calcext:value-type="float">
            <text:p>90</text:p>
          </table:table-cell>
          <table:table-cell table:formula="of:=([.B18]*[.$B$2])/([.$B$3]-[.B18])" office:value-type="float" office:value="964.630225080386" calcext:value-type="float">
            <text:p>965</text:p>
          </table:table-cell>
          <table:table-cell table:formula="of:=([.$B$4]*[.$B$6])/([.$B$4]+([.$B$6]*LN([.C18]/[.$B$5])))" office:value-type="float" office:value="358.283390497208" calcext:value-type="float">
            <text:p>358</text:p>
          </table:table-cell>
          <table:table-cell table:style-name="ce5" table:formula="of:=[.D18]-273" office:value-type="float" office:value="85.2833904972079" calcext:value-type="float">
            <text:p>85.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0" calcext:value-type="float">
            <text:p>100</text:p>
          </table:table-cell>
          <table:table-cell table:formula="of:=([.B19]*[.$B$2])/([.$B$3]-[.B19])" office:value-type="float" office:value="1083.42361863489" calcext:value-type="float">
            <text:p>1083</text:p>
          </table:table-cell>
          <table:table-cell table:formula="of:=([.$B$4]*[.$B$6])/([.$B$4]+([.$B$6]*LN([.C19]/[.$B$5])))" office:value-type="float" office:value="354.578237357748" calcext:value-type="float">
            <text:p>355</text:p>
          </table:table-cell>
          <table:table-cell table:style-name="ce5" table:formula="of:=[.D19]-273" office:value-type="float" office:value="81.5782373577484" calcext:value-type="float">
            <text:p>81.6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formula="of:=([.B20]*[.$B$2])/([.$B$3]-[.B20])" office:value-type="float" office:value="1204.81927710843" calcext:value-type="float">
            <text:p>1205</text:p>
          </table:table-cell>
          <table:table-cell table:formula="of:=([.$B$4]*[.$B$6])/([.$B$4]+([.$B$6]*LN([.C20]/[.$B$5])))" office:value-type="float" office:value="351.256432813461" calcext:value-type="float">
            <text:p>351</text:p>
          </table:table-cell>
          <table:table-cell table:style-name="ce5" table:formula="of:=[.D20]-273" office:value-type="float" office:value="78.2564328134612" calcext:value-type="float">
            <text:p>78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([.B21]*[.$B$2])/([.$B$3]-[.B21])" office:value-type="float" office:value="1341.46341463415" calcext:value-type="float">
            <text:p>1341</text:p>
          </table:table-cell>
          <table:table-cell table:formula="of:=([.$B$4]*[.$B$6])/([.$B$4]+([.$B$6]*LN([.C21]/[.$B$5])))" office:value-type="float" office:value="347.958947710163" calcext:value-type="float">
            <text:p>348</text:p>
          </table:table-cell>
          <table:table-cell table:formula="of:=[.D21]-273" office:value-type="float" office:value="74.9589477101628" calcext:value-type="float">
            <text:p>75.0</text:p>
          </table:table-cell>
          <table:table-cell office:value-type="float" office:value="75" calcext:value-type="float">
            <text:p>75</text:p>
          </table:table-cell>
          <table:table-cell table:formula="of:=[.E21]-[.F21]" office:value-type="float" office:value="-0.0410522898372392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([.B22]*[.$B$2])/([.$B$3]-[.B22])" office:value-type="float" office:value="1379.31034482759" calcext:value-type="float">
            <text:p>1379</text:p>
          </table:table-cell>
          <table:table-cell table:formula="of:=([.$B$4]*[.$B$6])/([.$B$4]+([.$B$6]*LN([.C22]/[.$B$5])))" office:value-type="float" office:value="347.115037153772" calcext:value-type="float">
            <text:p>347</text:p>
          </table:table-cell>
          <table:table-cell table:formula="of:=[.D22]-273" office:value-type="float" office:value="74.1150371537723" calcext:value-type="float">
            <text:p>74.1</text:p>
          </table:table-cell>
          <table:table-cell office:value-type="float" office:value="74" calcext:value-type="float">
            <text:p>74</text:p>
          </table:table-cell>
          <table:table-cell table:formula="of:=[.E22]-[.F22]" office:value-type="float" office:value="0.115037153772278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[.B23]*[.$B$2])/([.$B$3]-[.B23])" office:value-type="float" office:value="1430.16759776536" calcext:value-type="float">
            <text:p>1430</text:p>
          </table:table-cell>
          <table:table-cell table:formula="of:=([.$B$4]*[.$B$6])/([.$B$4]+([.$B$6]*LN([.C23]/[.$B$5])))" office:value-type="float" office:value="346.022888612179" calcext:value-type="float">
            <text:p>346</text:p>
          </table:table-cell>
          <table:table-cell table:formula="of:=[.D23]-273" office:value-type="float" office:value="73.0228886121791" calcext:value-type="float">
            <text:p>73.0</text:p>
          </table:table-cell>
          <table:table-cell office:value-type="float" office:value="73" calcext:value-type="float">
            <text:p>73</text:p>
          </table:table-cell>
          <table:table-cell table:formula="of:=[.E23]-[.F23]" office:value-type="float" office:value="0.0228886121790879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([.B24]*[.$B$2])/([.$B$3]-[.B24])" office:value-type="float" office:value="1481.48148148148" calcext:value-type="float">
            <text:p>1481</text:p>
          </table:table-cell>
          <table:table-cell table:formula="of:=([.$B$4]*[.$B$6])/([.$B$4]+([.$B$6]*LN([.C24]/[.$B$5])))" office:value-type="float" office:value="344.966190519701" calcext:value-type="float">
            <text:p>345</text:p>
          </table:table-cell>
          <table:table-cell table:formula="of:=[.D24]-273" office:value-type="float" office:value="71.9661905197006" calcext:value-type="float">
            <text:p>72.0</text:p>
          </table:table-cell>
          <table:table-cell office:value-type="float" office:value="72" calcext:value-type="float">
            <text:p>72</text:p>
          </table:table-cell>
          <table:table-cell table:formula="of:=[.E24]-[.F24]" office:value-type="float" office:value="-0.033809480299396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([.B25]*[.$B$2])/([.$B$3]-[.B25])" office:value-type="float" office:value="1533.25817361894" calcext:value-type="float">
            <text:p>1533</text:p>
          </table:table-cell>
          <table:table-cell table:formula="of:=([.$B$4]*[.$B$6])/([.$B$4]+([.$B$6]*LN([.C25]/[.$B$5])))" office:value-type="float" office:value="343.942618373131" calcext:value-type="float">
            <text:p>344</text:p>
          </table:table-cell>
          <table:table-cell table:formula="of:=[.D25]-273" office:value-type="float" office:value="70.942618373131" calcext:value-type="float">
            <text:p>70.9</text:p>
          </table:table-cell>
          <table:table-cell office:value-type="float" office:value="71" calcext:value-type="float">
            <text:p>71</text:p>
          </table:table-cell>
          <table:table-cell table:formula="of:=[.E25]-[.F25]" office:value-type="float" office:value="-0.0573816268690166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([.B26]*[.$B$2])/([.$B$3]-[.B26])" office:value-type="float" office:value="1585.50396375991" calcext:value-type="float">
            <text:p>1586</text:p>
          </table:table-cell>
          <table:table-cell table:formula="of:=([.$B$4]*[.$B$6])/([.$B$4]+([.$B$6]*LN([.C26]/[.$B$5])))" office:value-type="float" office:value="342.950061736297" calcext:value-type="float">
            <text:p>343</text:p>
          </table:table-cell>
          <table:table-cell table:formula="of:=[.D26]-273" office:value-type="float" office:value="69.9500617362971" calcext:value-type="float">
            <text:p>70.0</text:p>
          </table:table-cell>
          <table:table-cell office:value-type="float" office:value="70" calcext:value-type="float">
            <text:p>70</text:p>
          </table:table-cell>
          <table:table-cell table:formula="of:=[.E26]-[.F26]" office:value-type="float" office:value="-0.0499382637029271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([.B27]*[.$B$2])/([.$B$3]-[.B27])" office:value-type="float" office:value="1638.2252559727" calcext:value-type="float">
            <text:p>1638</text:p>
          </table:table-cell>
          <table:table-cell table:formula="of:=([.$B$4]*[.$B$6])/([.$B$4]+([.$B$6]*LN([.C27]/[.$B$5])))" office:value-type="float" office:value="341.986598988796" calcext:value-type="float">
            <text:p>342</text:p>
          </table:table-cell>
          <table:table-cell table:formula="of:=[.D27]-273" office:value-type="float" office:value="68.9865989887963" calcext:value-type="float">
            <text:p>69.0</text:p>
          </table:table-cell>
          <table:table-cell office:value-type="float" office:value="69" calcext:value-type="float">
            <text:p>69</text:p>
          </table:table-cell>
          <table:table-cell table:formula="of:=[.E27]-[.F27]" office:value-type="float" office:value="-0.013401011203711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([.B28]*[.$B$2])/([.$B$3]-[.B28])" office:value-type="float" office:value="1691.42857142857" calcext:value-type="float">
            <text:p>1691</text:p>
          </table:table-cell>
          <table:table-cell table:formula="of:=([.$B$4]*[.$B$6])/([.$B$4]+([.$B$6]*LN([.C28]/[.$B$5])))" office:value-type="float" office:value="341.050475665056" calcext:value-type="float">
            <text:p>341</text:p>
          </table:table-cell>
          <table:table-cell table:formula="of:=[.D28]-273" office:value-type="float" office:value="68.050475665056" calcext:value-type="float">
            <text:p>68.1</text:p>
          </table:table-cell>
          <table:table-cell office:value-type="float" office:value="68" calcext:value-type="float">
            <text:p>68</text:p>
          </table:table-cell>
          <table:table-cell table:formula="of:=[.E28]-[.F28]" office:value-type="float" office:value="0.0504756650560125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([.B29]*[.$B$2])/([.$B$3]-[.B29])" office:value-type="float" office:value="1745.1205510907" calcext:value-type="float">
            <text:p>1745</text:p>
          </table:table-cell>
          <table:table-cell table:formula="of:=([.$B$4]*[.$B$6])/([.$B$4]+([.$B$6]*LN([.C29]/[.$B$5])))" office:value-type="float" office:value="340.140085790869" calcext:value-type="float">
            <text:p>340</text:p>
          </table:table-cell>
          <table:table-cell table:formula="of:=[.D29]-273" office:value-type="float" office:value="67.1400857908689" calcext:value-type="float">
            <text:p>67.1</text:p>
          </table:table-cell>
          <table:table-cell office:value-type="float" office:value="67" calcext:value-type="float">
            <text:p>67</text:p>
          </table:table-cell>
          <table:table-cell table:formula="of:=[.E29]-[.F29]" office:value-type="float" office:value="0.140085790868852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([.B30]*[.$B$2])/([.$B$3]-[.B30])" office:value-type="float" office:value="1812.93302540416" calcext:value-type="float">
            <text:p>1813</text:p>
          </table:table-cell>
          <table:table-cell table:formula="of:=([.$B$4]*[.$B$6])/([.$B$4]+([.$B$6]*LN([.C30]/[.$B$5])))" office:value-type="float" office:value="339.036052573899" calcext:value-type="float">
            <text:p>339</text:p>
          </table:table-cell>
          <table:table-cell table:formula="of:=[.D30]-273" office:value-type="float" office:value="66.0360525738993" calcext:value-type="float">
            <text:p>66.0</text:p>
          </table:table-cell>
          <table:table-cell office:value-type="float" office:value="66" calcext:value-type="float">
            <text:p>66</text:p>
          </table:table-cell>
          <table:table-cell table:formula="of:=[.E30]-[.F30]" office:value-type="float" office:value="0.03605257389932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([.B31]*[.$B$2])/([.$B$3]-[.B31])" office:value-type="float" office:value="1881.5331010453" calcext:value-type="float">
            <text:p>1882</text:p>
          </table:table-cell>
          <table:table-cell table:formula="of:=([.$B$4]*[.$B$6])/([.$B$4]+([.$B$6]*LN([.C31]/[.$B$5])))" office:value-type="float" office:value="337.967312371433" calcext:value-type="float">
            <text:p>338</text:p>
          </table:table-cell>
          <table:table-cell table:formula="of:=[.D31]-273" office:value-type="float" office:value="64.9673123714335" calcext:value-type="float">
            <text:p>65.0</text:p>
          </table:table-cell>
          <table:table-cell office:value-type="float" office:value="65" calcext:value-type="float">
            <text:p>65</text:p>
          </table:table-cell>
          <table:table-cell table:formula="of:=[.E31]-[.F31]" office:value-type="float" office:value="-0.032687628566520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([.B32]*[.$B$2])/([.$B$3]-[.B32])" office:value-type="float" office:value="1950.93457943925" calcext:value-type="float">
            <text:p>1951</text:p>
          </table:table-cell>
          <table:table-cell table:formula="of:=([.$B$4]*[.$B$6])/([.$B$4]+([.$B$6]*LN([.C32]/[.$B$5])))" office:value-type="float" office:value="336.931496053199" calcext:value-type="float">
            <text:p>337</text:p>
          </table:table-cell>
          <table:table-cell table:formula="of:=[.D32]-273" office:value-type="float" office:value="63.9314960531995" calcext:value-type="float">
            <text:p>63.9</text:p>
          </table:table-cell>
          <table:table-cell office:value-type="float" office:value="64" calcext:value-type="float">
            <text:p>64</text:p>
          </table:table-cell>
          <table:table-cell table:formula="of:=[.E32]-[.F32]" office:value-type="float" office:value="-0.0685039468004902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([.B33]*[.$B$2])/([.$B$3]-[.B33])" office:value-type="float" office:value="2021.15158636898" calcext:value-type="float">
            <text:p>2021</text:p>
          </table:table-cell>
          <table:table-cell table:formula="of:=([.$B$4]*[.$B$6])/([.$B$4]+([.$B$6]*LN([.C33]/[.$B$5])))" office:value-type="float" office:value="335.926455801836" calcext:value-type="float">
            <text:p>336</text:p>
          </table:table-cell>
          <table:table-cell table:formula="of:=[.D33]-273" office:value-type="float" office:value="62.9264558018365" calcext:value-type="float">
            <text:p>62.9</text:p>
          </table:table-cell>
          <table:table-cell office:value-type="float" office:value="63" calcext:value-type="float">
            <text:p>63</text:p>
          </table:table-cell>
          <table:table-cell table:formula="of:=[.E33]-[.F33]" office:value-type="float" office:value="-0.0735441981635177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([.B34]*[.$B$2])/([.$B$3]-[.B34])" office:value-type="float" office:value="2092.19858156028" calcext:value-type="float">
            <text:p>2092</text:p>
          </table:table-cell>
          <table:table-cell table:formula="of:=([.$B$4]*[.$B$6])/([.$B$4]+([.$B$6]*LN([.C34]/[.$B$5])))" office:value-type="float" office:value="334.950238578799" calcext:value-type="float">
            <text:p>335</text:p>
          </table:table-cell>
          <table:table-cell table:formula="of:=[.D34]-273" office:value-type="float" office:value="61.9502385787992" calcext:value-type="float">
            <text:p>62.0</text:p>
          </table:table-cell>
          <table:table-cell office:value-type="float" office:value="62" calcext:value-type="float">
            <text:p>62</text:p>
          </table:table-cell>
          <table:table-cell table:formula="of:=[.E34]-[.F34]" office:value-type="float" office:value="-0.0497614212007989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([.B35]*[.$B$2])/([.$B$3]-[.B35])" office:value-type="float" office:value="2164.0903686088" calcext:value-type="float">
            <text:p>2164</text:p>
          </table:table-cell>
          <table:table-cell table:formula="of:=([.$B$4]*[.$B$6])/([.$B$4]+([.$B$6]*LN([.C35]/[.$B$5])))" office:value-type="float" office:value="334.001063422196" calcext:value-type="float">
            <text:p>334</text:p>
          </table:table-cell>
          <table:table-cell table:formula="of:=[.D35]-273" office:value-type="float" office:value="61.0010634221956" calcext:value-type="float">
            <text:p>61.0</text:p>
          </table:table-cell>
          <table:table-cell office:value-type="float" office:value="61" calcext:value-type="float">
            <text:p>61</text:p>
          </table:table-cell>
          <table:table-cell table:formula="of:=[.E35]-[.F35]" office:value-type="float" office:value="0.0010634221956138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([.B36]*[.$B$2])/([.$B$3]-[.B36])" office:value-type="float" office:value="2251.49700598802" calcext:value-type="float">
            <text:p>2251</text:p>
          </table:table-cell>
          <table:table-cell table:formula="of:=([.$B$4]*[.$B$6])/([.$B$4]+([.$B$6]*LN([.C36]/[.$B$5])))" office:value-type="float" office:value="332.895465703513" calcext:value-type="float">
            <text:p>333</text:p>
          </table:table-cell>
          <table:table-cell table:formula="of:=[.D36]-273" office:value-type="float" office:value="59.8954657035126" calcext:value-type="float">
            <text:p>59.9</text:p>
          </table:table-cell>
          <table:table-cell office:value-type="float" office:value="60" calcext:value-type="float">
            <text:p>60</text:p>
          </table:table-cell>
          <table:table-cell table:formula="of:=[.E36]-[.F36]" office:value-type="float" office:value="-0.104534296487373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([.B37]*[.$B$2])/([.$B$3]-[.B37])" office:value-type="float" office:value="2325.30120481928" calcext:value-type="float">
            <text:p>2325</text:p>
          </table:table-cell>
          <table:table-cell table:formula="of:=([.$B$4]*[.$B$6])/([.$B$4]+([.$B$6]*LN([.C37]/[.$B$5])))" office:value-type="float" office:value="332.000241175312" calcext:value-type="float">
            <text:p>332</text:p>
          </table:table-cell>
          <table:table-cell table:formula="of:=[.D37]-273" office:value-type="float" office:value="59.0002411753116" calcext:value-type="float">
            <text:p>59.0</text:p>
          </table:table-cell>
          <table:table-cell office:value-type="float" office:value="59" calcext:value-type="float">
            <text:p>59</text:p>
          </table:table-cell>
          <table:table-cell table:formula="of:=[.E37]-[.F37]" office:value-type="float" office:value="0.00024117531154388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([.B38]*[.$B$2])/([.$B$3]-[.B38])" office:value-type="float" office:value="2415.04854368932" calcext:value-type="float">
            <text:p>2415</text:p>
          </table:table-cell>
          <table:table-cell table:formula="of:=([.$B$4]*[.$B$6])/([.$B$4]+([.$B$6]*LN([.C38]/[.$B$5])))" office:value-type="float" office:value="330.955281460472" calcext:value-type="float">
            <text:p>331</text:p>
          </table:table-cell>
          <table:table-cell table:formula="of:=[.D38]-273" office:value-type="float" office:value="57.9552814604721" calcext:value-type="float">
            <text:p>58.0</text:p>
          </table:table-cell>
          <table:table-cell office:value-type="float" office:value="58" calcext:value-type="float">
            <text:p>58</text:p>
          </table:table-cell>
          <table:table-cell table:formula="of:=[.E38]-[.F38]" office:value-type="float" office:value="-0.044718539527878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([.B39]*[.$B$2])/([.$B$3]-[.B39])" office:value-type="float" office:value="2506.11246943765" calcext:value-type="float">
            <text:p>2506</text:p>
          </table:table-cell>
          <table:table-cell table:formula="of:=([.$B$4]*[.$B$6])/([.$B$4]+([.$B$6]*LN([.C39]/[.$B$5])))" office:value-type="float" office:value="329.94029141898" calcext:value-type="float">
            <text:p>330</text:p>
          </table:table-cell>
          <table:table-cell table:formula="of:=[.D39]-273" office:value-type="float" office:value="56.9402914189797" calcext:value-type="float">
            <text:p>56.9</text:p>
          </table:table-cell>
          <table:table-cell office:value-type="float" office:value="57" calcext:value-type="float">
            <text:p>57</text:p>
          </table:table-cell>
          <table:table-cell table:formula="of:=[.E39]-[.F39]" office:value-type="float" office:value="-0.0597085810202884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([.B40]*[.$B$2])/([.$B$3]-[.B40])" office:value-type="float" office:value="2598.52216748768" calcext:value-type="float">
            <text:p>2599</text:p>
          </table:table-cell>
          <table:table-cell table:formula="of:=([.$B$4]*[.$B$6])/([.$B$4]+([.$B$6]*LN([.C40]/[.$B$5])))" office:value-type="float" office:value="328.953333303059" calcext:value-type="float">
            <text:p>329</text:p>
          </table:table-cell>
          <table:table-cell table:formula="of:=[.D40]-273" office:value-type="float" office:value="55.9533333030587" calcext:value-type="float">
            <text:p>56.0</text:p>
          </table:table-cell>
          <table:table-cell office:value-type="float" office:value="56" calcext:value-type="float">
            <text:p>56</text:p>
          </table:table-cell>
          <table:table-cell table:formula="of:=[.E40]-[.F40]" office:value-type="float" office:value="-0.046666696941258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([.B41]*[.$B$2])/([.$B$3]-[.B41])" office:value-type="float" office:value="2692.30769230769" calcext:value-type="float">
            <text:p>2692</text:p>
          </table:table-cell>
          <table:table-cell table:formula="of:=([.$B$4]*[.$B$6])/([.$B$4]+([.$B$6]*LN([.C41]/[.$B$5])))" office:value-type="float" office:value="327.992640271363" calcext:value-type="float">
            <text:p>328</text:p>
          </table:table-cell>
          <table:table-cell table:formula="of:=[.D41]-273" office:value-type="float" office:value="54.9926402713629" calcext:value-type="float">
            <text:p>55.0</text:p>
          </table:table-cell>
          <table:table-cell office:value-type="float" office:value="55" calcext:value-type="float">
            <text:p>55</text:p>
          </table:table-cell>
          <table:table-cell table:formula="of:=[.E41]-[.F41]" office:value-type="float" office:value="-0.00735972863708412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([.B42]*[.$B$2])/([.$B$3]-[.B42])" office:value-type="float" office:value="2787.5" calcext:value-type="float">
            <text:p>2788</text:p>
          </table:table-cell>
          <table:table-cell table:formula="of:=([.$B$4]*[.$B$6])/([.$B$4]+([.$B$6]*LN([.C42]/[.$B$5])))" office:value-type="float" office:value="327.056596880948" calcext:value-type="float">
            <text:p>327</text:p>
          </table:table-cell>
          <table:table-cell table:formula="of:=[.D42]-273" office:value-type="float" office:value="54.0565968809477" calcext:value-type="float">
            <text:p>54.1</text:p>
          </table:table-cell>
          <table:table-cell office:value-type="float" office:value="54" calcext:value-type="float">
            <text:p>54</text:p>
          </table:table-cell>
          <table:table-cell table:formula="of:=[.E42]-[.F42]" office:value-type="float" office:value="0.0565968809476658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([.B43]*[.$B$2])/([.$B$3]-[.B43])" office:value-type="float" office:value="2900.37831021438" calcext:value-type="float">
            <text:p>2900</text:p>
          </table:table-cell>
          <table:table-cell table:formula="of:=([.$B$4]*[.$B$6])/([.$B$4]+([.$B$6]*LN([.C43]/[.$B$5])))" office:value-type="float" office:value="325.993731821908" calcext:value-type="float">
            <text:p>326</text:p>
          </table:table-cell>
          <table:table-cell table:formula="of:=[.D43]-273" office:value-type="float" office:value="52.9937318219079" calcext:value-type="float">
            <text:p>53.0</text:p>
          </table:table-cell>
          <table:table-cell office:value-type="float" office:value="53" calcext:value-type="float">
            <text:p>53</text:p>
          </table:table-cell>
          <table:table-cell table:formula="of:=[.E43]-[.F43]" office:value-type="float" office:value="-0.0062681780920570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([.B44]*[.$B$2])/([.$B$3]-[.B44])" office:value-type="float" office:value="3015.26717557252" calcext:value-type="float">
            <text:p>3015</text:p>
          </table:table-cell>
          <table:table-cell table:formula="of:=([.$B$4]*[.$B$6])/([.$B$4]+([.$B$6]*LN([.C44]/[.$B$5])))" office:value-type="float" office:value="324.960259962842" calcext:value-type="float">
            <text:p>325</text:p>
          </table:table-cell>
          <table:table-cell table:formula="of:=[.D44]-273" office:value-type="float" office:value="51.9602599628425" calcext:value-type="float">
            <text:p>52.0</text:p>
          </table:table-cell>
          <table:table-cell office:value-type="float" office:value="52" calcext:value-type="float">
            <text:p>52</text:p>
          </table:table-cell>
          <table:table-cell table:formula="of:=[.E44]-[.F44]" office:value-type="float" office:value="-0.039740037157514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([.B45]*[.$B$2])/([.$B$3]-[.B45])" office:value-type="float" office:value="3132.22079589217" calcext:value-type="float">
            <text:p>3132</text:p>
          </table:table-cell>
          <table:table-cell table:formula="of:=([.$B$4]*[.$B$6])/([.$B$4]+([.$B$6]*LN([.C45]/[.$B$5])))" office:value-type="float" office:value="323.954229724879" calcext:value-type="float">
            <text:p>324</text:p>
          </table:table-cell>
          <table:table-cell table:formula="of:=[.D45]-273" office:value-type="float" office:value="50.9542297248792" calcext:value-type="float">
            <text:p>51.0</text:p>
          </table:table-cell>
          <table:table-cell office:value-type="float" office:value="51" calcext:value-type="float">
            <text:p>51</text:p>
          </table:table-cell>
          <table:table-cell table:formula="of:=[.E45]-[.F45]" office:value-type="float" office:value="-0.045770275120787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([.B46]*[.$B$2])/([.$B$3]-[.B46])" office:value-type="float" office:value="3251.29533678756" calcext:value-type="float">
            <text:p>3251</text:p>
          </table:table-cell>
          <table:table-cell table:formula="of:=([.$B$4]*[.$B$6])/([.$B$4]+([.$B$6]*LN([.C46]/[.$B$5])))" office:value-type="float" office:value="322.973861774475" calcext:value-type="float">
            <text:p>323</text:p>
          </table:table-cell>
          <table:table-cell table:formula="of:=[.D46]-273" office:value-type="float" office:value="49.9738617744748" calcext:value-type="float">
            <text:p>50.0</text:p>
          </table:table-cell>
          <table:table-cell office:value-type="float" office:value="50" calcext:value-type="float">
            <text:p>50</text:p>
          </table:table-cell>
          <table:table-cell table:formula="of:=[.E46]-[.F46]" office:value-type="float" office:value="-0.026138225525187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([.B47]*[.$B$2])/([.$B$3]-[.B47])" office:value-type="float" office:value="3372.54901960784" calcext:value-type="float">
            <text:p>3373</text:p>
          </table:table-cell>
          <table:table-cell table:formula="of:=([.$B$4]*[.$B$6])/([.$B$4]+([.$B$6]*LN([.C47]/[.$B$5])))" office:value-type="float" office:value="322.017529162251" calcext:value-type="float">
            <text:p>322</text:p>
          </table:table-cell>
          <table:table-cell table:formula="of:=[.D47]-273" office:value-type="float" office:value="49.0175291622513" calcext:value-type="float">
            <text:p>49.0</text:p>
          </table:table-cell>
          <table:table-cell office:value-type="float" office:value="49" calcext:value-type="float">
            <text:p>49</text:p>
          </table:table-cell>
          <table:table-cell table:formula="of:=[.E47]-[.F47]" office:value-type="float" office:value="0.017529162251321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([.B48]*[.$B$2])/([.$B$3]-[.B48])" office:value-type="float" office:value="3496.04221635884" calcext:value-type="float">
            <text:p>3496</text:p>
          </table:table-cell>
          <table:table-cell table:formula="of:=([.$B$4]*[.$B$6])/([.$B$4]+([.$B$6]*LN([.C48]/[.$B$5])))" office:value-type="float" office:value="321.083740210359" calcext:value-type="float">
            <text:p>321</text:p>
          </table:table-cell>
          <table:table-cell table:formula="of:=[.D48]-273" office:value-type="float" office:value="48.0837402103588" calcext:value-type="float">
            <text:p>48.1</text:p>
          </table:table-cell>
          <table:table-cell office:value-type="float" office:value="48" calcext:value-type="float">
            <text:p>48</text:p>
          </table:table-cell>
          <table:table-cell table:formula="of:=[.E48]-[.F48]" office:value-type="float" office:value="0.083740210358826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([.B49]*[.$B$2])/([.$B$3]-[.B49])" office:value-type="float" office:value="3640" calcext:value-type="float">
            <text:p>3640</text:p>
          </table:table-cell>
          <table:table-cell table:formula="of:=([.$B$4]*[.$B$6])/([.$B$4]+([.$B$6]*LN([.C49]/[.$B$5])))" office:value-type="float" office:value="320.042403349186" calcext:value-type="float">
            <text:p>320</text:p>
          </table:table-cell>
          <table:table-cell table:formula="of:=[.D49]-273" office:value-type="float" office:value="47.0424033491858" calcext:value-type="float">
            <text:p>47.0</text:p>
          </table:table-cell>
          <table:table-cell office:value-type="float" office:value="47" calcext:value-type="float">
            <text:p>47</text:p>
          </table:table-cell>
          <table:table-cell table:formula="of:=[.E49]-[.F49]" office:value-type="float" office:value="0.0424033491857472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([.B50]*[.$B$2])/([.$B$3]-[.B50])" office:value-type="float" office:value="3787.06199460916" calcext:value-type="float">
            <text:p>3787</text:p>
          </table:table-cell>
          <table:table-cell table:formula="of:=([.$B$4]*[.$B$6])/([.$B$4]+([.$B$6]*LN([.C50]/[.$B$5])))" office:value-type="float" office:value="319.026847839038" calcext:value-type="float">
            <text:p>319</text:p>
          </table:table-cell>
          <table:table-cell table:formula="of:=[.D50]-273" office:value-type="float" office:value="46.0268478390383" calcext:value-type="float">
            <text:p>46.0</text:p>
          </table:table-cell>
          <table:table-cell office:value-type="float" office:value="46" calcext:value-type="float">
            <text:p>46</text:p>
          </table:table-cell>
          <table:table-cell table:formula="of:=[.E50]-[.F50]" office:value-type="float" office:value="0.026847839038339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([.B51]*[.$B$2])/([.$B$3]-[.B51])" office:value-type="float" office:value="3956.34379263301" calcext:value-type="float">
            <text:p>3956</text:p>
          </table:table-cell>
          <table:table-cell table:formula="of:=([.$B$4]*[.$B$6])/([.$B$4]+([.$B$6]*LN([.C51]/[.$B$5])))" office:value-type="float" office:value="317.913036192911" calcext:value-type="float">
            <text:p>318</text:p>
          </table:table-cell>
          <table:table-cell table:formula="of:=[.D51]-273" office:value-type="float" office:value="44.9130361929111" calcext:value-type="float">
            <text:p>44.9</text:p>
          </table:table-cell>
          <table:table-cell office:value-type="float" office:value="45" calcext:value-type="float">
            <text:p>45</text:p>
          </table:table-cell>
          <table:table-cell table:formula="of:=[.E51]-[.F51]" office:value-type="float" office:value="-0.0869638070889209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([.B52]*[.$B$2])/([.$B$3]-[.B52])" office:value-type="float" office:value="4110.34482758621" calcext:value-type="float">
            <text:p>4110</text:p>
          </table:table-cell>
          <table:table-cell table:formula="of:=([.$B$4]*[.$B$6])/([.$B$4]+([.$B$6]*LN([.C52]/[.$B$5])))" office:value-type="float" office:value="316.946752834884" calcext:value-type="float">
            <text:p>317</text:p>
          </table:table-cell>
          <table:table-cell table:formula="of:=[.D52]-273" office:value-type="float" office:value="43.9467528348839" calcext:value-type="float">
            <text:p>43.9</text:p>
          </table:table-cell>
          <table:table-cell office:value-type="float" office:value="44" calcext:value-type="float">
            <text:p>44</text:p>
          </table:table-cell>
          <table:table-cell table:formula="of:=[.E52]-[.F52]" office:value-type="float" office:value="-0.0532471651161472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([.B53]*[.$B$2])/([.$B$3]-[.B53])" office:value-type="float" office:value="4247.91086350975" calcext:value-type="float">
            <text:p>4248</text:p>
          </table:table-cell>
          <table:table-cell table:formula="of:=([.$B$4]*[.$B$6])/([.$B$4]+([.$B$6]*LN([.C53]/[.$B$5])))" office:value-type="float" office:value="316.118429963762" calcext:value-type="float">
            <text:p>316</text:p>
          </table:table-cell>
          <table:table-cell table:formula="of:=[.D53]-273" office:value-type="float" office:value="43.1184299637615" calcext:value-type="float">
            <text:p>43.1</text:p>
          </table:table-cell>
          <table:table-cell office:value-type="float" office:value="43" calcext:value-type="float">
            <text:p>43</text:p>
          </table:table-cell>
          <table:table-cell table:formula="of:=[.E53]-[.F53]" office:value-type="float" office:value="0.118429963761514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([.B54]*[.$B$2])/([.$B$3]-[.B54])" office:value-type="float" office:value="4449.15254237288" calcext:value-type="float">
            <text:p>4449</text:p>
          </table:table-cell>
          <table:table-cell table:formula="of:=([.$B$4]*[.$B$6])/([.$B$4]+([.$B$6]*LN([.C54]/[.$B$5])))" office:value-type="float" office:value="314.96109707879" calcext:value-type="float">
            <text:p>315</text:p>
          </table:table-cell>
          <table:table-cell table:formula="of:=[.D54]-273" office:value-type="float" office:value="41.9610970787902" calcext:value-type="float">
            <text:p>42.0</text:p>
          </table:table-cell>
          <table:table-cell office:value-type="float" office:value="42" calcext:value-type="float">
            <text:p>42</text:p>
          </table:table-cell>
          <table:table-cell table:formula="of:=[.E54]-[.F54]" office:value-type="float" office:value="-0.038902921209853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([.B55]*[.$B$2])/([.$B$3]-[.B55])" office:value-type="float" office:value="4635.19313304721" calcext:value-type="float">
            <text:p>4635</text:p>
          </table:table-cell>
          <table:table-cell table:formula="of:=([.$B$4]*[.$B$6])/([.$B$4]+([.$B$6]*LN([.C55]/[.$B$5])))" office:value-type="float" office:value="313.94388276385" calcext:value-type="float">
            <text:p>314</text:p>
          </table:table-cell>
          <table:table-cell table:formula="of:=[.D55]-273" office:value-type="float" office:value="40.9438827638497" calcext:value-type="float">
            <text:p>40.9</text:p>
          </table:table-cell>
          <table:table-cell office:value-type="float" office:value="41" calcext:value-type="float">
            <text:p>41</text:p>
          </table:table-cell>
          <table:table-cell table:formula="of:=[.E55]-[.F55]" office:value-type="float" office:value="-0.0561172361503282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([.B56]*[.$B$2])/([.$B$3]-[.B56])" office:value-type="float" office:value="4826.08695652174" calcext:value-type="float">
            <text:p>4826</text:p>
          </table:table-cell>
          <table:table-cell table:formula="of:=([.$B$4]*[.$B$6])/([.$B$4]+([.$B$6]*LN([.C56]/[.$B$5])))" office:value-type="float" office:value="312.948124230126" calcext:value-type="float">
            <text:p>313</text:p>
          </table:table-cell>
          <table:table-cell table:formula="of:=[.D56]-273" office:value-type="float" office:value="39.9481242301255" calcext:value-type="float">
            <text:p>39.9</text:p>
          </table:table-cell>
          <table:table-cell office:value-type="float" office:value="40" calcext:value-type="float">
            <text:p>40</text:p>
          </table:table-cell>
          <table:table-cell table:formula="of:=[.E56]-[.F56]" office:value-type="float" office:value="-0.0518757698744707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([.B57]*[.$B$2])/([.$B$3]-[.B57])" office:value-type="float" office:value="5022.02643171806" calcext:value-type="float">
            <text:p>5022</text:p>
          </table:table-cell>
          <table:table-cell table:formula="of:=([.$B$4]*[.$B$6])/([.$B$4]+([.$B$6]*LN([.C57]/[.$B$5])))" office:value-type="float" office:value="311.972363284344" calcext:value-type="float">
            <text:p>312</text:p>
          </table:table-cell>
          <table:table-cell table:formula="of:=[.D57]-273" office:value-type="float" office:value="38.9723632843439" calcext:value-type="float">
            <text:p>39.0</text:p>
          </table:table-cell>
          <table:table-cell office:value-type="float" office:value="39" calcext:value-type="float">
            <text:p>39</text:p>
          </table:table-cell>
          <table:table-cell table:formula="of:=[.E57]-[.F57]" office:value-type="float" office:value="-0.02763671565611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([.B58]*[.$B$2])/([.$B$3]-[.B58])" office:value-type="float" office:value="5223.21428571429" calcext:value-type="float">
            <text:p>5223</text:p>
          </table:table-cell>
          <table:table-cell table:formula="of:=([.$B$4]*[.$B$6])/([.$B$4]+([.$B$6]*LN([.C58]/[.$B$5])))" office:value-type="float" office:value="311.015253014696" calcext:value-type="float">
            <text:p>311</text:p>
          </table:table-cell>
          <table:table-cell table:formula="of:=[.D58]-273" office:value-type="float" office:value="38.0152530146956" calcext:value-type="float">
            <text:p>38.0</text:p>
          </table:table-cell>
          <table:table-cell office:value-type="float" office:value="38" calcext:value-type="float">
            <text:p>38</text:p>
          </table:table-cell>
          <table:table-cell table:formula="of:=[.E58]-[.F58]" office:value-type="float" office:value="0.0152530146956451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([.B59]*[.$B$2])/([.$B$3]-[.B59])" office:value-type="float" office:value="5453.17220543807" calcext:value-type="float">
            <text:p>5453</text:p>
          </table:table-cell>
          <table:table-cell table:formula="of:=([.$B$4]*[.$B$6])/([.$B$4]+([.$B$6]*LN([.C59]/[.$B$5])))" office:value-type="float" office:value="309.972156795343" calcext:value-type="float">
            <text:p>310</text:p>
          </table:table-cell>
          <table:table-cell table:formula="of:=[.D59]-273" office:value-type="float" office:value="36.9721567953431" calcext:value-type="float">
            <text:p>37.0</text:p>
          </table:table-cell>
          <table:table-cell office:value-type="float" office:value="37" calcext:value-type="float">
            <text:p>37</text:p>
          </table:table-cell>
          <table:table-cell table:formula="of:=[.E59]-[.F59]" office:value-type="float" office:value="-0.027843204656903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([.B60]*[.$B$2])/([.$B$3]-[.B60])" office:value-type="float" office:value="5690.18404907976" calcext:value-type="float">
            <text:p>5690</text:p>
          </table:table-cell>
          <table:table-cell table:formula="of:=([.$B$4]*[.$B$6])/([.$B$4]+([.$B$6]*LN([.C60]/[.$B$5])))" office:value-type="float" office:value="308.948963458745" calcext:value-type="float">
            <text:p>309</text:p>
          </table:table-cell>
          <table:table-cell table:formula="of:=[.D60]-273" office:value-type="float" office:value="35.9489634587453" calcext:value-type="float">
            <text:p>35.9</text:p>
          </table:table-cell>
          <table:table-cell office:value-type="float" office:value="36" calcext:value-type="float">
            <text:p>36</text:p>
          </table:table-cell>
          <table:table-cell table:formula="of:=[.E60]-[.F60]" office:value-type="float" office:value="-0.0510365412547458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([.B61]*[.$B$2])/([.$B$3]-[.B61])" office:value-type="float" office:value="5909.79782270607" calcext:value-type="float">
            <text:p>5910</text:p>
          </table:table-cell>
          <table:table-cell table:formula="of:=([.$B$4]*[.$B$6])/([.$B$4]+([.$B$6]*LN([.C61]/[.$B$5])))" office:value-type="float" office:value="308.04389329928" calcext:value-type="float">
            <text:p>308</text:p>
          </table:table-cell>
          <table:table-cell table:formula="of:=[.D61]-273" office:value-type="float" office:value="35.0438932992804" calcext:value-type="float">
            <text:p>35.0</text:p>
          </table:table-cell>
          <table:table-cell office:value-type="float" office:value="35" calcext:value-type="float">
            <text:p>35</text:p>
          </table:table-cell>
          <table:table-cell table:formula="of:=[.E61]-[.F61]" office:value-type="float" office:value="0.043893299280398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([.B62]*[.$B$2])/([.$B$3]-[.B62])" office:value-type="float" office:value="6186.70886075949" calcext:value-type="float">
            <text:p>6187</text:p>
          </table:table-cell>
          <table:table-cell table:formula="of:=([.$B$4]*[.$B$6])/([.$B$4]+([.$B$6]*LN([.C62]/[.$B$5])))" office:value-type="float" office:value="306.956530681441" calcext:value-type="float">
            <text:p>307</text:p>
          </table:table-cell>
          <table:table-cell table:formula="of:=[.D62]-273" office:value-type="float" office:value="33.9565306814407" calcext:value-type="float">
            <text:p>34.0</text:p>
          </table:table-cell>
          <table:table-cell office:value-type="float" office:value="34" calcext:value-type="float">
            <text:p>34</text:p>
          </table:table-cell>
          <table:table-cell table:formula="of:=[.E62]-[.F62]" office:value-type="float" office:value="-0.0434693185592892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([.B63]*[.$B$2])/([.$B$3]-[.B63])" office:value-type="float" office:value="6446.94533762058" calcext:value-type="float">
            <text:p>6447</text:p>
          </table:table-cell>
          <table:table-cell table:formula="of:=([.$B$4]*[.$B$6])/([.$B$4]+([.$B$6]*LN([.C63]/[.$B$5])))" office:value-type="float" office:value="305.984665772528" calcext:value-type="float">
            <text:p>306</text:p>
          </table:table-cell>
          <table:table-cell table:formula="of:=[.D63]-273" office:value-type="float" office:value="32.9846657725278" calcext:value-type="float">
            <text:p>33.0</text:p>
          </table:table-cell>
          <table:table-cell office:value-type="float" office:value="33" calcext:value-type="float">
            <text:p>33</text:p>
          </table:table-cell>
          <table:table-cell table:formula="of:=[.E63]-[.F63]" office:value-type="float" office:value="-0.015334227472237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([.B64]*[.$B$2])/([.$B$3]-[.B64])" office:value-type="float" office:value="6715.6862745098" calcext:value-type="float">
            <text:p>6716</text:p>
          </table:table-cell>
          <table:table-cell table:formula="of:=([.$B$4]*[.$B$6])/([.$B$4]+([.$B$6]*LN([.C64]/[.$B$5])))" office:value-type="float" office:value="305.027430363098" calcext:value-type="float">
            <text:p>305</text:p>
          </table:table-cell>
          <table:table-cell table:formula="of:=[.D64]-273" office:value-type="float" office:value="32.0274303630979" calcext:value-type="float">
            <text:p>32.0</text:p>
          </table:table-cell>
          <table:table-cell office:value-type="float" office:value="32" calcext:value-type="float">
            <text:p>32</text:p>
          </table:table-cell>
          <table:table-cell table:formula="of:=[.E64]-[.F64]" office:value-type="float" office:value="0.027430363097892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([.B65]*[.$B$2])/([.$B$3]-[.B65])" office:value-type="float" office:value="7021.6306156406" calcext:value-type="float">
            <text:p>7022</text:p>
          </table:table-cell>
          <table:table-cell table:formula="of:=([.$B$4]*[.$B$6])/([.$B$4]+([.$B$6]*LN([.C65]/[.$B$5])))" office:value-type="float" office:value="303.990046884163" calcext:value-type="float">
            <text:p>304</text:p>
          </table:table-cell>
          <table:table-cell table:formula="of:=[.D65]-273" office:value-type="float" office:value="30.9900468841632" calcext:value-type="float">
            <text:p>31.0</text:p>
          </table:table-cell>
          <table:table-cell office:value-type="float" office:value="31" calcext:value-type="float">
            <text:p>31</text:p>
          </table:table-cell>
          <table:table-cell table:formula="of:=[.E65]-[.F65]" office:value-type="float" office:value="-0.00995311583676539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([.B66]*[.$B$2])/([.$B$3]-[.B66])" office:value-type="float" office:value="7338.98305084746" calcext:value-type="float">
            <text:p>7339</text:p>
          </table:table-cell>
          <table:table-cell table:formula="of:=([.$B$4]*[.$B$6])/([.$B$4]+([.$B$6]*LN([.C66]/[.$B$5])))" office:value-type="float" office:value="302.967639691402" calcext:value-type="float">
            <text:p>303</text:p>
          </table:table-cell>
          <table:table-cell table:formula="of:=[.D66]-273" office:value-type="float" office:value="29.967639691402" calcext:value-type="float">
            <text:p>30.0</text:p>
          </table:table-cell>
          <table:table-cell office:value-type="float" office:value="30" calcext:value-type="float">
            <text:p>30</text:p>
          </table:table-cell>
          <table:table-cell table:formula="of:=[.E66]-[.F66]" office:value-type="float" office:value="-0.032360308597958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([.B67]*[.$B$2])/([.$B$3]-[.B67])" office:value-type="float" office:value="7668.39378238342" calcext:value-type="float">
            <text:p>7668</text:p>
          </table:table-cell>
          <table:table-cell table:formula="of:=([.$B$4]*[.$B$6])/([.$B$4]+([.$B$6]*LN([.C67]/[.$B$5])))" office:value-type="float" office:value="301.958908272784" calcext:value-type="float">
            <text:p>302</text:p>
          </table:table-cell>
          <table:table-cell table:formula="of:=[.D67]-273" office:value-type="float" office:value="28.9589082727842" calcext:value-type="float">
            <text:p>29.0</text:p>
          </table:table-cell>
          <table:table-cell office:value-type="float" office:value="29" calcext:value-type="float">
            <text:p>29</text:p>
          </table:table-cell>
          <table:table-cell table:formula="of:=[.E67]-[.F67]" office:value-type="float" office:value="-0.041091727215757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([.B68]*[.$B$2])/([.$B$3]-[.B68])" office:value-type="float" office:value="8010.56338028169" calcext:value-type="float">
            <text:p>8011</text:p>
          </table:table-cell>
          <table:table-cell table:formula="of:=([.$B$4]*[.$B$6])/([.$B$4]+([.$B$6]*LN([.C68]/[.$B$5])))" office:value-type="float" office:value="300.962626096589" calcext:value-type="float">
            <text:p>301</text:p>
          </table:table-cell>
          <table:table-cell table:formula="of:=[.D68]-273" office:value-type="float" office:value="27.9626260965892" calcext:value-type="float">
            <text:p>28.0</text:p>
          </table:table-cell>
          <table:table-cell office:value-type="float" office:value="28" calcext:value-type="float">
            <text:p>28</text:p>
          </table:table-cell>
          <table:table-cell table:formula="of:=[.E68]-[.F68]" office:value-type="float" office:value="-0.03737390341075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([.B69]*[.$B$2])/([.$B$3]-[.B69])" office:value-type="float" office:value="8366.24775583483" calcext:value-type="float">
            <text:p>8366</text:p>
          </table:table-cell>
          <table:table-cell table:formula="of:=([.$B$4]*[.$B$6])/([.$B$4]+([.$B$6]*LN([.C69]/[.$B$5])))" office:value-type="float" office:value="299.977631321149" calcext:value-type="float">
            <text:p>300</text:p>
          </table:table-cell>
          <table:table-cell table:formula="of:=[.D69]-273" office:value-type="float" office:value="26.977631321149" calcext:value-type="float">
            <text:p>27.0</text:p>
          </table:table-cell>
          <table:table-cell office:value-type="float" office:value="27" calcext:value-type="float">
            <text:p>27</text:p>
          </table:table-cell>
          <table:table-cell table:formula="of:=[.E69]-[.F69]" office:value-type="float" office:value="-0.022368678851023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([.B70]*[.$B$2])/([.$B$3]-[.B70])" office:value-type="float" office:value="8736.26373626374" calcext:value-type="float">
            <text:p>8736</text:p>
          </table:table-cell>
          <table:table-cell table:formula="of:=([.$B$4]*[.$B$6])/([.$B$4]+([.$B$6]*LN([.C70]/[.$B$5])))" office:value-type="float" office:value="299.002818440514" calcext:value-type="float">
            <text:p>299</text:p>
          </table:table-cell>
          <table:table-cell table:formula="of:=[.D70]-273" office:value-type="float" office:value="26.0028184405141" calcext:value-type="float">
            <text:p>26.0</text:p>
          </table:table-cell>
          <table:table-cell office:value-type="float" office:value="26" calcext:value-type="float">
            <text:p>26</text:p>
          </table:table-cell>
          <table:table-cell table:formula="of:=[.E70]-[.F70]" office:value-type="float" office:value="0.0028184405140905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([.B71]*[.$B$2])/([.$B$3]-[.B71])" office:value-type="float" office:value="9121.49532710281" calcext:value-type="float">
            <text:p>9121</text:p>
          </table:table-cell>
          <table:table-cell table:formula="of:=([.$B$4]*[.$B$6])/([.$B$4]+([.$B$6]*LN([.C71]/[.$B$5])))" office:value-type="float" office:value="298.037130713082" calcext:value-type="float">
            <text:p>298</text:p>
          </table:table-cell>
          <table:table-cell table:formula="of:=[.D71]-273" office:value-type="float" office:value="25.0371307130818" calcext:value-type="float">
            <text:p>25.0</text:p>
          </table:table-cell>
          <table:table-cell office:value-type="float" office:value="25" calcext:value-type="float">
            <text:p>25</text:p>
          </table:table-cell>
          <table:table-cell table:formula="of:=[.E71]-[.F71]" office:value-type="float" office:value="0.037130713081751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([.B72]*[.$B$2])/([.$B$3]-[.B72])" office:value-type="float" office:value="9560.22944550669" calcext:value-type="float">
            <text:p>9560</text:p>
          </table:table-cell>
          <table:table-cell table:formula="of:=([.$B$4]*[.$B$6])/([.$B$4]+([.$B$6]*LN([.C72]/[.$B$5])))" office:value-type="float" office:value="296.992868806909" calcext:value-type="float">
            <text:p>297</text:p>
          </table:table-cell>
          <table:table-cell table:formula="of:=[.D72]-273" office:value-type="float" office:value="23.9928688069093" calcext:value-type="float">
            <text:p>24.0</text:p>
          </table:table-cell>
          <table:table-cell office:value-type="float" office:value="24" calcext:value-type="float">
            <text:p>24</text:p>
          </table:table-cell>
          <table:table-cell table:formula="of:=[.E72]-[.F72]" office:value-type="float" office:value="-0.0071311930907427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([.B73]*[.$B$2])/([.$B$3]-[.B73])" office:value-type="float" office:value="10019.5694716243" calcext:value-type="float">
            <text:p>10020</text:p>
          </table:table-cell>
          <table:table-cell table:formula="of:=([.$B$4]*[.$B$6])/([.$B$4]+([.$B$6]*LN([.C73]/[.$B$5])))" office:value-type="float" office:value="295.95698959255" calcext:value-type="float">
            <text:p>296</text:p>
          </table:table-cell>
          <table:table-cell table:formula="of:=[.D73]-273" office:value-type="float" office:value="22.9569895925496" calcext:value-type="float">
            <text:p>23.0</text:p>
          </table:table-cell>
          <table:table-cell office:value-type="float" office:value="23" calcext:value-type="float">
            <text:p>23</text:p>
          </table:table-cell>
          <table:table-cell table:formula="of:=[.E73]-[.F73]" office:value-type="float" office:value="-0.043010407450424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([.B74]*[.$B$2])/([.$B$3]-[.B74])" office:value-type="float" office:value="10460" calcext:value-type="float">
            <text:p>10460</text:p>
          </table:table-cell>
          <table:table-cell table:formula="of:=([.$B$4]*[.$B$6])/([.$B$4]+([.$B$6]*LN([.C74]/[.$B$5])))" office:value-type="float" office:value="295.013747539736" calcext:value-type="float">
            <text:p>295</text:p>
          </table:table-cell>
          <table:table-cell table:formula="of:=[.D74]-273" office:value-type="float" office:value="22.0137475397362" calcext:value-type="float">
            <text:p>22.0</text:p>
          </table:table-cell>
          <table:table-cell office:value-type="float" office:value="22" calcext:value-type="float">
            <text:p>22</text:p>
          </table:table-cell>
          <table:table-cell table:formula="of:=[.E74]-[.F74]" office:value-type="float" office:value="0.013747539736243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([.B75]*[.$B$2])/([.$B$3]-[.B75])" office:value-type="float" office:value="10963.1147540984" calcext:value-type="float">
            <text:p>10963</text:p>
          </table:table-cell>
          <table:table-cell table:formula="of:=([.$B$4]*[.$B$6])/([.$B$4]+([.$B$6]*LN([.C75]/[.$B$5])))" office:value-type="float" office:value="293.990528450503" calcext:value-type="float">
            <text:p>294</text:p>
          </table:table-cell>
          <table:table-cell table:formula="of:=[.D75]-273" office:value-type="float" office:value="20.990528450503" calcext:value-type="float">
            <text:p>21.0</text:p>
          </table:table-cell>
          <table:table-cell office:value-type="float" office:value="21" calcext:value-type="float">
            <text:p>21</text:p>
          </table:table-cell>
          <table:table-cell table:formula="of:=[.E75]-[.F75]" office:value-type="float" office:value="-0.0094715494969932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([.B76]*[.$B$2])/([.$B$3]-[.B76])" office:value-type="float" office:value="11491.5966386555" calcext:value-type="float">
            <text:p>11492</text:p>
          </table:table-cell>
          <table:table-cell table:formula="of:=([.$B$4]*[.$B$6])/([.$B$4]+([.$B$6]*LN([.C76]/[.$B$5])))" office:value-type="float" office:value="292.972191942438" calcext:value-type="float">
            <text:p>293</text:p>
          </table:table-cell>
          <table:table-cell table:formula="of:=[.D76]-273" office:value-type="float" office:value="19.9721919424384" calcext:value-type="float">
            <text:p>20.0</text:p>
          </table:table-cell>
          <table:table-cell office:value-type="float" office:value="20" calcext:value-type="float">
            <text:p>20</text:p>
          </table:table-cell>
          <table:table-cell table:formula="of:=[.E76]-[.F76]" office:value-type="float" office:value="-0.027808057561628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([.B77]*[.$B$2])/([.$B$3]-[.B77])" office:value-type="float" office:value="12047.4137931034" calcext:value-type="float">
            <text:p>12047</text:p>
          </table:table-cell>
          <table:table-cell table:formula="of:=([.$B$4]*[.$B$6])/([.$B$4]+([.$B$6]*LN([.C77]/[.$B$5])))" office:value-type="float" office:value="291.957581386189" calcext:value-type="float">
            <text:p>292</text:p>
          </table:table-cell>
          <table:table-cell table:formula="of:=[.D77]-273" office:value-type="float" office:value="18.9575813861887" calcext:value-type="float">
            <text:p>19.0</text:p>
          </table:table-cell>
          <table:table-cell office:value-type="float" office:value="19" calcext:value-type="float">
            <text:p>19</text:p>
          </table:table-cell>
          <table:table-cell table:formula="of:=[.E77]-[.F77]" office:value-type="float" office:value="-0.042418613811264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([.B78]*[.$B$2])/([.$B$3]-[.B78])" office:value-type="float" office:value="12582.7814569536" calcext:value-type="float">
            <text:p>12583</text:p>
          </table:table-cell>
          <table:table-cell table:formula="of:=([.$B$4]*[.$B$6])/([.$B$4]+([.$B$6]*LN([.C78]/[.$B$5])))" office:value-type="float" office:value="291.029814917595" calcext:value-type="float">
            <text:p>291</text:p>
          </table:table-cell>
          <table:table-cell table:formula="of:=[.D78]-273" office:value-type="float" office:value="18.0298149175949" calcext:value-type="float">
            <text:p>18.0</text:p>
          </table:table-cell>
          <table:table-cell office:value-type="float" office:value="18" calcext:value-type="float">
            <text:p>18</text:p>
          </table:table-cell>
          <table:table-cell table:formula="of:=[.E78]-[.F78]" office:value-type="float" office:value="0.029814917594933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([.B79]*[.$B$2])/([.$B$3]-[.B79])" office:value-type="float" office:value="13197.2789115646" calcext:value-type="float">
            <text:p>13197</text:p>
          </table:table-cell>
          <table:table-cell table:formula="of:=([.$B$4]*[.$B$6])/([.$B$4]+([.$B$6]*LN([.C79]/[.$B$5])))" office:value-type="float" office:value="290.019140407753" calcext:value-type="float">
            <text:p>290</text:p>
          </table:table-cell>
          <table:table-cell table:formula="of:=[.D79]-273" office:value-type="float" office:value="17.019140407753" calcext:value-type="float">
            <text:p>17.0</text:p>
          </table:table-cell>
          <table:table-cell office:value-type="float" office:value="17" calcext:value-type="float">
            <text:p>17</text:p>
          </table:table-cell>
          <table:table-cell table:formula="of:=[.E79]-[.F79]" office:value-type="float" office:value="0.019140407753013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([.B80]*[.$B$2])/([.$B$3]-[.B80])" office:value-type="float" office:value="13846.1538461538" calcext:value-type="float">
            <text:p>13846</text:p>
          </table:table-cell>
          <table:table-cell table:formula="of:=([.$B$4]*[.$B$6])/([.$B$4]+([.$B$6]*LN([.C80]/[.$B$5])))" office:value-type="float" office:value="289.008843379807" calcext:value-type="float">
            <text:p>289</text:p>
          </table:table-cell>
          <table:table-cell table:formula="of:=[.D80]-273" office:value-type="float" office:value="16.0088433798067" calcext:value-type="float">
            <text:p>16.0</text:p>
          </table:table-cell>
          <table:table-cell office:value-type="float" office:value="16" calcext:value-type="float">
            <text:p>16</text:p>
          </table:table-cell>
          <table:table-cell table:formula="of:=[.E80]-[.F80]" office:value-type="float" office:value="0.0088433798067058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([.B81]*[.$B$2])/([.$B$3]-[.B81])" office:value-type="float" office:value="14532.3741007194" calcext:value-type="float">
            <text:p>14532</text:p>
          </table:table-cell>
          <table:table-cell table:formula="of:=([.$B$4]*[.$B$6])/([.$B$4]+([.$B$6]*LN([.C81]/[.$B$5])))" office:value-type="float" office:value="287.997759194575" calcext:value-type="float">
            <text:p>288</text:p>
          </table:table-cell>
          <table:table-cell table:formula="of:=[.D81]-273" office:value-type="float" office:value="14.9977591945755" calcext:value-type="float">
            <text:p>15.0</text:p>
          </table:table-cell>
          <table:table-cell office:value-type="float" office:value="15" calcext:value-type="float">
            <text:p>15</text:p>
          </table:table-cell>
          <table:table-cell table:formula="of:=[.E81]-[.F81]" office:value-type="float" office:value="-0.0022408054245488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([.B82]*[.$B$2])/([.$B$3]-[.B82])" office:value-type="float" office:value="15259.2592592593" calcext:value-type="float">
            <text:p>15259</text:p>
          </table:table-cell>
          <table:table-cell table:formula="of:=([.$B$4]*[.$B$6])/([.$B$4]+([.$B$6]*LN([.C82]/[.$B$5])))" office:value-type="float" office:value="286.984701257354" calcext:value-type="float">
            <text:p>287</text:p>
          </table:table-cell>
          <table:table-cell table:formula="of:=[.D82]-273" office:value-type="float" office:value="13.9847012573539" calcext:value-type="float">
            <text:p>14.0</text:p>
          </table:table-cell>
          <table:table-cell office:value-type="float" office:value="14" calcext:value-type="float">
            <text:p>14</text:p>
          </table:table-cell>
          <table:table-cell table:formula="of:=[.E82]-[.F82]" office:value-type="float" office:value="-0.015298742646109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([.B83]*[.$B$2])/([.$B$3]-[.B83])" office:value-type="float" office:value="16030.534351145" calcext:value-type="float">
            <text:p>16031</text:p>
          </table:table-cell>
          <table:table-cell table:formula="of:=([.$B$4]*[.$B$6])/([.$B$4]+([.$B$6]*LN([.C83]/[.$B$5])))" office:value-type="float" office:value="285.96845209806" calcext:value-type="float">
            <text:p>286</text:p>
          </table:table-cell>
          <table:table-cell table:formula="of:=[.D83]-273" office:value-type="float" office:value="12.9684520980603" calcext:value-type="float">
            <text:p>13.0</text:p>
          </table:table-cell>
          <table:table-cell office:value-type="float" office:value="13" calcext:value-type="float">
            <text:p>13</text:p>
          </table:table-cell>
          <table:table-cell table:formula="of:=[.E83]-[.F83]" office:value-type="float" office:value="-0.0315479019396889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([.B84]*[.$B$2])/([.$B$3]-[.B84])" office:value-type="float" office:value="16780.1047120419" calcext:value-type="float">
            <text:p>16780</text:p>
          </table:table-cell>
          <table:table-cell table:formula="of:=([.$B$4]*[.$B$6])/([.$B$4]+([.$B$6]*LN([.C84]/[.$B$5])))" office:value-type="float" office:value="285.033013434133" calcext:value-type="float">
            <text:p>285</text:p>
          </table:table-cell>
          <table:table-cell table:formula="of:=[.D84]-273" office:value-type="float" office:value="12.0330134341334" calcext:value-type="float">
            <text:p>12.0</text:p>
          </table:table-cell>
          <table:table-cell office:value-type="float" office:value="12" calcext:value-type="float">
            <text:p>12</text:p>
          </table:table-cell>
          <table:table-cell table:formula="of:=[.E84]-[.F84]" office:value-type="float" office:value="0.033013434133408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([.B85]*[.$B$2])/([.$B$3]-[.B85])" office:value-type="float" office:value="17648.6486486487" calcext:value-type="float">
            <text:p>17649</text:p>
          </table:table-cell>
          <table:table-cell table:formula="of:=([.$B$4]*[.$B$6])/([.$B$4]+([.$B$6]*LN([.C85]/[.$B$5])))" office:value-type="float" office:value="284.007088146429" calcext:value-type="float">
            <text:p>284</text:p>
          </table:table-cell>
          <table:table-cell table:formula="of:=[.D85]-273" office:value-type="float" office:value="11.0070881464291" calcext:value-type="float">
            <text:p>11.0</text:p>
          </table:table-cell>
          <table:table-cell office:value-type="float" office:value="11" calcext:value-type="float">
            <text:p>11</text:p>
          </table:table-cell>
          <table:table-cell table:formula="of:=[.E85]-[.F85]" office:value-type="float" office:value="0.0070881464291119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([.B86]*[.$B$2])/([.$B$3]-[.B86])" office:value-type="float" office:value="18575.4189944134" calcext:value-type="float">
            <text:p>18575</text:p>
          </table:table-cell>
          <table:table-cell table:formula="of:=([.$B$4]*[.$B$6])/([.$B$4]+([.$B$6]*LN([.C86]/[.$B$5])))" office:value-type="float" office:value="282.974149848144" calcext:value-type="float">
            <text:p>283</text:p>
          </table:table-cell>
          <table:table-cell table:formula="of:=[.D86]-273" office:value-type="float" office:value="9.97414984814435" calcext:value-type="float">
            <text:p>10.0</text:p>
          </table:table-cell>
          <table:table-cell office:value-type="float" office:value="10" calcext:value-type="float">
            <text:p>10</text:p>
          </table:table-cell>
          <table:table-cell table:formula="of:=[.E86]-[.F86]" office:value-type="float" office:value="-0.0258501518556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([.B87]*[.$B$2])/([.$B$3]-[.B87])" office:value-type="float" office:value="19481.2680115274" calcext:value-type="float">
            <text:p>19481</text:p>
          </table:table-cell>
          <table:table-cell table:formula="of:=([.$B$4]*[.$B$6])/([.$B$4]+([.$B$6]*LN([.C87]/[.$B$5])))" office:value-type="float" office:value="282.019899920384" calcext:value-type="float">
            <text:p>282</text:p>
          </table:table-cell>
          <table:table-cell table:formula="of:=[.D87]-273" office:value-type="float" office:value="9.01989992038432" calcext:value-type="float">
            <text:p>9.0</text:p>
          </table:table-cell>
          <table:table-cell office:value-type="float" office:value="9" calcext:value-type="float">
            <text:p>9</text:p>
          </table:table-cell>
          <table:table-cell table:formula="of:=[.E87]-[.F87]" office:value-type="float" office:value="0.019899920384318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([.B88]*[.$B$2])/([.$B$3]-[.B88])" office:value-type="float" office:value="20537.3134328358" calcext:value-type="float">
            <text:p>20537</text:p>
          </table:table-cell>
          <table:table-cell table:formula="of:=([.$B$4]*[.$B$6])/([.$B$4]+([.$B$6]*LN([.C88]/[.$B$5])))" office:value-type="float" office:value="280.969416283171" calcext:value-type="float">
            <text:p>281</text:p>
          </table:table-cell>
          <table:table-cell table:formula="of:=[.D88]-273" office:value-type="float" office:value="7.96941628317143" calcext:value-type="float">
            <text:p>8.0</text:p>
          </table:table-cell>
          <table:table-cell office:value-type="float" office:value="8" calcext:value-type="float">
            <text:p>8</text:p>
          </table:table-cell>
          <table:table-cell table:formula="of:=[.E88]-[.F88]" office:value-type="float" office:value="-0.030583716828573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([.B89]*[.$B$2])/([.$B$3]-[.B89])" office:value-type="float" office:value="21574.0740740741" calcext:value-type="float">
            <text:p>21574</text:p>
          </table:table-cell>
          <table:table-cell table:formula="of:=([.$B$4]*[.$B$6])/([.$B$4]+([.$B$6]*LN([.C89]/[.$B$5])))" office:value-type="float" office:value="279.996429366251" calcext:value-type="float">
            <text:p>280</text:p>
          </table:table-cell>
          <table:table-cell table:formula="of:=[.D89]-273" office:value-type="float" office:value="6.99642936625145" calcext:value-type="float">
            <text:p>7.0</text:p>
          </table:table-cell>
          <table:table-cell office:value-type="float" office:value="7" calcext:value-type="float">
            <text:p>7</text:p>
          </table:table-cell>
          <table:table-cell table:formula="of:=[.E89]-[.F89]" office:value-type="float" office:value="-0.0035706337485521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10" calcext:value-type="float">
            <text:p>710</text:p>
          </table:table-cell>
          <table:table-cell table:formula="of:=([.B90]*[.$B$2])/([.$B$3]-[.B90])" office:value-type="float" office:value="22683.7060702875" calcext:value-type="float">
            <text:p>22684</text:p>
          </table:table-cell>
          <table:table-cell table:formula="of:=([.$B$4]*[.$B$6])/([.$B$4]+([.$B$6]*LN([.C90]/[.$B$5])))" office:value-type="float" office:value="279.012451821707" calcext:value-type="float">
            <text:p>279</text:p>
          </table:table-cell>
          <table:table-cell table:formula="of:=[.D90]-273" office:value-type="float" office:value="6.01245182170749" calcext:value-type="float">
            <text:p>6.0</text:p>
          </table:table-cell>
          <table:table-cell office:value-type="float" office:value="6" calcext:value-type="float">
            <text:p>6</text:p>
          </table:table-cell>
          <table:table-cell table:formula="of:=[.E90]-[.F90]" office:value-type="float" office:value="0.012451821707486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21" calcext:value-type="float">
            <text:p>721</text:p>
          </table:table-cell>
          <table:table-cell table:formula="of:=([.B91]*[.$B$2])/([.$B$3]-[.B91])" office:value-type="float" office:value="23874.1721854305" calcext:value-type="float">
            <text:p>23874</text:p>
          </table:table-cell>
          <table:table-cell table:formula="of:=([.$B$4]*[.$B$6])/([.$B$4]+([.$B$6]*LN([.C91]/[.$B$5])))" office:value-type="float" office:value="278.016035794145" calcext:value-type="float">
            <text:p>278</text:p>
          </table:table-cell>
          <table:table-cell table:formula="of:=[.D91]-273" office:value-type="float" office:value="5.01603579414461" calcext:value-type="float">
            <text:p>5.0</text:p>
          </table:table-cell>
          <table:table-cell office:value-type="float" office:value="5" calcext:value-type="float">
            <text:p>5</text:p>
          </table:table-cell>
          <table:table-cell table:formula="of:=[.E91]-[.F91]" office:value-type="float" office:value="0.016035794144613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  <table:table-cell table:formula="of:=([.B92]*[.$B$2])/([.$B$3]-[.B92])" office:value-type="float" office:value="25154.6391752577" calcext:value-type="float">
            <text:p>25155</text:p>
          </table:table-cell>
          <table:table-cell table:formula="of:=([.$B$4]*[.$B$6])/([.$B$4]+([.$B$6]*LN([.C92]/[.$B$5])))" office:value-type="float" office:value="277.005613432536" calcext:value-type="float">
            <text:p>277</text:p>
          </table:table-cell>
          <table:table-cell table:formula="of:=[.D92]-273" office:value-type="float" office:value="4.00561343253605" calcext:value-type="float">
            <text:p>4.0</text:p>
          </table:table-cell>
          <table:table-cell office:value-type="float" office:value="4" calcext:value-type="float">
            <text:p>4</text:p>
          </table:table-cell>
          <table:table-cell table:formula="of:=[.E92]-[.F92]" office:value-type="float" office:value="0.0056134325360517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43" calcext:value-type="float">
            <text:p>743</text:p>
          </table:table-cell>
          <table:table-cell table:formula="of:=([.B93]*[.$B$2])/([.$B$3]-[.B93])" office:value-type="float" office:value="26535.7142857143" calcext:value-type="float">
            <text:p>26536</text:p>
          </table:table-cell>
          <table:table-cell table:formula="of:=([.$B$4]*[.$B$6])/([.$B$4]+([.$B$6]*LN([.C93]/[.$B$5])))" office:value-type="float" office:value="275.97947662104" calcext:value-type="float">
            <text:p>276</text:p>
          </table:table-cell>
          <table:table-cell table:formula="of:=[.D93]-273" office:value-type="float" office:value="2.97947662103991" calcext:value-type="float">
            <text:p>3.0</text:p>
          </table:table-cell>
          <table:table-cell office:value-type="float" office:value="3" calcext:value-type="float">
            <text:p>3</text:p>
          </table:table-cell>
          <table:table-cell table:formula="of:=[.E93]-[.F93]" office:value-type="float" office:value="-0.020523378960092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53" calcext:value-type="float">
            <text:p>753</text:p>
          </table:table-cell>
          <table:table-cell table:formula="of:=([.B94]*[.$B$2])/([.$B$3]-[.B94])" office:value-type="float" office:value="27888.8888888889" calcext:value-type="float">
            <text:p>27889</text:p>
          </table:table-cell>
          <table:table-cell table:formula="of:=([.$B$4]*[.$B$6])/([.$B$4]+([.$B$6]*LN([.C94]/[.$B$5])))" office:value-type="float" office:value="275.031416422652" calcext:value-type="float">
            <text:p>275</text:p>
          </table:table-cell>
          <table:table-cell table:formula="of:=[.D94]-273" office:value-type="float" office:value="2.03141642265172" calcext:value-type="float">
            <text:p>2.0</text:p>
          </table:table-cell>
          <table:table-cell office:value-type="float" office:value="2" calcext:value-type="float">
            <text:p>2</text:p>
          </table:table-cell>
          <table:table-cell table:formula="of:=[.E94]-[.F94]" office:value-type="float" office:value="0.0314164226517164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64" calcext:value-type="float">
            <text:p>764</text:p>
          </table:table-cell>
          <table:table-cell table:formula="of:=([.B95]*[.$B$2])/([.$B$3]-[.B95])" office:value-type="float" office:value="29498.0694980695" calcext:value-type="float">
            <text:p>29498</text:p>
          </table:table-cell>
          <table:table-cell table:formula="of:=([.$B$4]*[.$B$6])/([.$B$4]+([.$B$6]*LN([.C95]/[.$B$5])))" office:value-type="float" office:value="273.96991794707" calcext:value-type="float">
            <text:p>274</text:p>
          </table:table-cell>
          <table:table-cell table:formula="of:=[.D95]-273" office:value-type="float" office:value="0.969917947069916" calcext:value-type="float">
            <text:p>1.0</text:p>
          </table:table-cell>
          <table:table-cell office:value-type="float" office:value="1" calcext:value-type="float">
            <text:p>1</text:p>
          </table:table-cell>
          <table:table-cell table:formula="of:=[.E95]-[.F95]" office:value-type="float" office:value="-0.030082052930083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74" calcext:value-type="float">
            <text:p>774</text:p>
          </table:table-cell>
          <table:table-cell table:formula="of:=([.B96]*[.$B$2])/([.$B$3]-[.B96])" office:value-type="float" office:value="31084.3373493976" calcext:value-type="float">
            <text:p>31084</text:p>
          </table:table-cell>
          <table:table-cell table:formula="of:=([.$B$4]*[.$B$6])/([.$B$4]+([.$B$6]*LN([.C96]/[.$B$5])))" office:value-type="float" office:value="272.98613004276" calcext:value-type="float">
            <text:p>273</text:p>
          </table:table-cell>
          <table:table-cell table:formula="of:=[.D96]-273" office:value-type="float" office:value="-0.0138699572401038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table:formula="of:=[.E96]-[.F96]" office:value-type="float" office:value="-0.0138699572401038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84" calcext:value-type="float">
            <text:p>784</text:p>
          </table:table-cell>
          <table:table-cell table:formula="of:=([.B97]*[.$B$2])/([.$B$3]-[.B97])" office:value-type="float" office:value="32803.3472803347" calcext:value-type="float">
            <text:p>32803</text:p>
          </table:table-cell>
          <table:table-cell table:formula="of:=([.$B$4]*[.$B$6])/([.$B$4]+([.$B$6]*LN([.C97]/[.$B$5])))" office:value-type="float" office:value="271.982493770625" calcext:value-type="float">
            <text:p>272</text:p>
          </table:table-cell>
          <table:table-cell table:formula="of:=[.D97]-273" office:value-type="float" office:value="-1.01750622937453" calcext:value-type="float">
            <text:p>-1.0</text:p>
          </table:table-cell>
          <table:table-cell office:value-type="float" office:value="-1" calcext:value-type="float">
            <text:p>-1</text:p>
          </table:table-cell>
          <table:table-cell table:formula="of:=[.E97]-[.F97]" office:value-type="float" office:value="-0.017506229374532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794" calcext:value-type="float">
            <text:p>794</text:p>
          </table:table-cell>
          <table:table-cell table:formula="of:=([.B98]*[.$B$2])/([.$B$3]-[.B98])" office:value-type="float" office:value="34672.4890829694" calcext:value-type="float">
            <text:p>34672</text:p>
          </table:table-cell>
          <table:table-cell table:formula="of:=([.$B$4]*[.$B$6])/([.$B$4]+([.$B$6]*LN([.C98]/[.$B$5])))" office:value-type="float" office:value="270.956900877657" calcext:value-type="float">
            <text:p>271</text:p>
          </table:table-cell>
          <table:table-cell table:formula="of:=[.D98]-273" office:value-type="float" office:value="-2.04309912234288" calcext:value-type="float">
            <text:p>-2.0</text:p>
          </table:table-cell>
          <table:table-cell office:value-type="float" office:value="-2" calcext:value-type="float">
            <text:p>-2</text:p>
          </table:table-cell>
          <table:table-cell table:formula="of:=[.E98]-[.F98]" office:value-type="float" office:value="-0.043099122342880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table:formula="of:=([.B99]*[.$B$2])/([.$B$3]-[.B99])" office:value-type="float" office:value="36500" calcext:value-type="float">
            <text:p>36500</text:p>
          </table:table-cell>
          <table:table-cell table:formula="of:=([.$B$4]*[.$B$6])/([.$B$4]+([.$B$6]*LN([.C99]/[.$B$5])))" office:value-type="float" office:value="270.013150428345" calcext:value-type="float">
            <text:p>270</text:p>
          </table:table-cell>
          <table:table-cell table:formula="of:=[.D99]-273" office:value-type="float" office:value="-2.98684957165494" calcext:value-type="float">
            <text:p>-3.0</text:p>
          </table:table-cell>
          <table:table-cell office:value-type="float" office:value="-3" calcext:value-type="float">
            <text:p>-3</text:p>
          </table:table-cell>
          <table:table-cell table:formula="of:=[.E99]-[.F99]" office:value-type="float" office:value="0.0131504283450568" calcext:value-type="float">
            <text:p>0.0</text:p>
          </table:table-cell>
          <table:table-cell/>
        </table:table-row>
        <table:table-row table:style-name="ro1">
          <table:table-cell/>
          <table:table-cell table:style-name="ce2" office:value-type="float" office:value="812" calcext:value-type="float">
            <text:p>812</text:p>
          </table:table-cell>
          <table:table-cell table:formula="of:=([.B100]*[.$B$2])/([.$B$3]-[.B100])" office:value-type="float" office:value="38483.4123222749" calcext:value-type="float">
            <text:p>38483</text:p>
          </table:table-cell>
          <table:table-cell table:formula="of:=([.$B$4]*[.$B$6])/([.$B$4]+([.$B$6]*LN([.C100]/[.$B$5])))" office:value-type="float" office:value="269.047783979284" calcext:value-type="float">
            <text:p>269</text:p>
          </table:table-cell>
          <table:table-cell table:formula="of:=[.D100]-273" office:value-type="float" office:value="-3.95221602071621" calcext:value-type="float">
            <text:p>-4.0</text:p>
          </table:table-cell>
          <table:table-cell office:value-type="float" office:value="-4" calcext:value-type="float">
            <text:p>-4</text:p>
          </table:table-cell>
          <table:table-cell table:formula="of:=[.E100]-[.F100]" office:value-type="float" office:value="0.0477839792837926" calcext:value-type="float">
            <text:p>0.0</text:p>
          </table:table-cell>
          <table:table-cell/>
        </table:table-row>
        <table:table-row table:style-name="ro1">
          <table:table-cell/>
          <table:table-cell table:style-name="ce2" office:value-type="float" office:value="821" calcext:value-type="float">
            <text:p>821</text:p>
          </table:table-cell>
          <table:table-cell table:formula="of:=([.B101]*[.$B$2])/([.$B$3]-[.B101])" office:value-type="float" office:value="40643.5643564356" calcext:value-type="float">
            <text:p>40644</text:p>
          </table:table-cell>
          <table:table-cell table:formula="of:=([.$B$4]*[.$B$6])/([.$B$4]+([.$B$6]*LN([.C101]/[.$B$5])))" office:value-type="float" office:value="268.058648785087" calcext:value-type="float">
            <text:p>268</text:p>
          </table:table-cell>
          <table:table-cell table:formula="of:=[.D101]-273" office:value-type="float" office:value="-4.94135121491303" calcext:value-type="float">
            <text:p>-4.9</text:p>
          </table:table-cell>
          <table:table-cell office:value-type="float" office:value="-5" calcext:value-type="float">
            <text:p>-5</text:p>
          </table:table-cell>
          <table:table-cell table:formula="of:=[.E101]-[.F101]" office:value-type="float" office:value="0.058648785086973" calcext:value-type="float">
            <text:p>0.1</text:p>
          </table:table-cell>
          <table:table-cell/>
        </table:table-row>
        <table:table-row table:style-name="ro1">
          <table:table-cell/>
          <table:table-cell table:style-name="ce2" office:value-type="float" office:value="830" calcext:value-type="float">
            <text:p>830</text:p>
          </table:table-cell>
          <table:table-cell table:formula="of:=([.B102]*[.$B$2])/([.$B$3]-[.B102])" office:value-type="float" office:value="43005.1813471503" calcext:value-type="float">
            <text:p>43005</text:p>
          </table:table-cell>
          <table:table-cell table:formula="of:=([.$B$4]*[.$B$6])/([.$B$4]+([.$B$6]*LN([.C102]/[.$B$5])))" office:value-type="float" office:value="267.043322226574" calcext:value-type="float">
            <text:p>267</text:p>
          </table:table-cell>
          <table:table-cell table:formula="of:=[.D102]-273" office:value-type="float" office:value="-5.95667777342567" calcext:value-type="float">
            <text:p>-6.0</text:p>
          </table:table-cell>
          <table:table-cell office:value-type="float" office:value="-6" calcext:value-type="float">
            <text:p>-6</text:p>
          </table:table-cell>
          <table:table-cell table:formula="of:=[.E102]-[.F102]" office:value-type="float" office:value="0.0433222265743325" calcext:value-type="float">
            <text:p>0.0</text:p>
          </table:table-cell>
          <table:table-cell/>
        </table:table-row>
        <table:table-row table:style-name="ro1">
          <table:table-cell/>
          <table:table-cell table:style-name="ce2" office:value-type="float" office:value="839" calcext:value-type="float">
            <text:p>839</text:p>
          </table:table-cell>
          <table:table-cell table:formula="of:=([.B103]*[.$B$2])/([.$B$3]-[.B103])" office:value-type="float" office:value="45597.8260869565" calcext:value-type="float">
            <text:p>45598</text:p>
          </table:table-cell>
          <table:table-cell table:formula="of:=([.$B$4]*[.$B$6])/([.$B$4]+([.$B$6]*LN([.C103]/[.$B$5])))" office:value-type="float" office:value="265.999061099787" calcext:value-type="float">
            <text:p>266</text:p>
          </table:table-cell>
          <table:table-cell table:formula="of:=[.D103]-273" office:value-type="float" office:value="-7.00093890021299" calcext:value-type="float">
            <text:p>-7.0</text:p>
          </table:table-cell>
          <table:table-cell office:value-type="float" office:value="-7" calcext:value-type="float">
            <text:p>-7</text:p>
          </table:table-cell>
          <table:table-cell table:formula="of:=[.E103]-[.F103]" office:value-type="float" office:value="-0.000938900212986482" calcext:value-type="float">
            <text:p>0.0</text:p>
          </table:table-cell>
          <table:table-cell/>
        </table:table-row>
        <table:table-row table:style-name="ro1">
          <table:table-cell/>
          <table:table-cell table:style-name="ce2" office:value-type="float" office:value="847" calcext:value-type="float">
            <text:p>847</text:p>
          </table:table-cell>
          <table:table-cell table:formula="of:=([.B104]*[.$B$2])/([.$B$3]-[.B104])" office:value-type="float" office:value="48125" calcext:value-type="float">
            <text:p>48125</text:p>
          </table:table-cell>
          <table:table-cell table:formula="of:=([.$B$4]*[.$B$6])/([.$B$4]+([.$B$6]*LN([.C104]/[.$B$5])))" office:value-type="float" office:value="265.044020363022" calcext:value-type="float">
            <text:p>265</text:p>
          </table:table-cell>
          <table:table-cell table:formula="of:=[.D104]-273" office:value-type="float" office:value="-7.95597963697827" calcext:value-type="float">
            <text:p>-8.0</text:p>
          </table:table-cell>
          <table:table-cell office:value-type="float" office:value="-8" calcext:value-type="float">
            <text:p>-8</text:p>
          </table:table-cell>
          <table:table-cell table:formula="of:=[.E104]-[.F104]" office:value-type="float" office:value="0.0440203630217297" calcext:value-type="float">
            <text:p>0.0</text:p>
          </table:table-cell>
          <table:table-cell/>
        </table:table-row>
        <table:table-row table:style-name="ro1">
          <table:table-cell/>
          <table:table-cell table:style-name="ce2" office:value-type="float" office:value="855" calcext:value-type="float">
            <text:p>855</text:p>
          </table:table-cell>
          <table:table-cell table:formula="of:=([.B105]*[.$B$2])/([.$B$3]-[.B105])" office:value-type="float" office:value="50892.8571428571" calcext:value-type="float">
            <text:p>50893</text:p>
          </table:table-cell>
          <table:table-cell table:formula="of:=([.$B$4]*[.$B$6])/([.$B$4]+([.$B$6]*LN([.C105]/[.$B$5])))" office:value-type="float" office:value="264.061153781332" calcext:value-type="float">
            <text:p>264</text:p>
          </table:table-cell>
          <table:table-cell table:formula="of:=[.D105]-273" office:value-type="float" office:value="-8.93884621866772" calcext:value-type="float">
            <text:p>-8.9</text:p>
          </table:table-cell>
          <table:table-cell office:value-type="float" office:value="-9" calcext:value-type="float">
            <text:p>-9</text:p>
          </table:table-cell>
          <table:table-cell table:formula="of:=[.E105]-[.F105]" office:value-type="float" office:value="0.0611537813322798" calcext:value-type="float">
            <text:p>0.1</text:p>
          </table:table-cell>
          <table:table-cell/>
        </table:table-row>
        <table:table-row table:style-name="ro1">
          <table:table-cell/>
          <table:table-cell table:style-name="ce2" office:value-type="float" office:value="863" calcext:value-type="float">
            <text:p>863</text:p>
          </table:table-cell>
          <table:table-cell table:formula="of:=([.B106]*[.$B$2])/([.$B$3]-[.B106])" office:value-type="float" office:value="53937.5" calcext:value-type="float">
            <text:p>53938</text:p>
          </table:table-cell>
          <table:table-cell table:formula="of:=([.$B$4]*[.$B$6])/([.$B$4]+([.$B$6]*LN([.C106]/[.$B$5])))" office:value-type="float" office:value="263.04761801608" calcext:value-type="float">
            <text:p>263</text:p>
          </table:table-cell>
          <table:table-cell table:formula="of:=[.D106]-273" office:value-type="float" office:value="-9.95238198391985" calcext:value-type="float">
            <text:p>-10.0</text:p>
          </table:table-cell>
          <table:table-cell office:value-type="float" office:value="-10" calcext:value-type="float">
            <text:p>-10</text:p>
          </table:table-cell>
          <table:table-cell table:formula="of:=[.E106]-[.F106]" office:value-type="float" office:value="0.0476180160801505" calcext:value-type="float">
            <text:p>0.0</text:p>
          </table:table-cell>
          <table:table-cell/>
        </table:table-row>
        <table:table-row table:style-name="ro1">
          <table:table-cell/>
          <table:table-cell table:style-name="ce2" office:value-type="float" office:value="871" calcext:value-type="float">
            <text:p>871</text:p>
          </table:table-cell>
          <table:table-cell table:formula="of:=([.B107]*[.$B$2])/([.$B$3]-[.B107])" office:value-type="float" office:value="57302.6315789474" calcext:value-type="float">
            <text:p>57303</text:p>
          </table:table-cell>
          <table:table-cell table:formula="of:=([.$B$4]*[.$B$6])/([.$B$4]+([.$B$6]*LN([.C107]/[.$B$5])))" office:value-type="float" office:value="262.000157280251" calcext:value-type="float">
            <text:p>262</text:p>
          </table:table-cell>
          <table:table-cell table:formula="of:=[.D107]-273" office:value-type="float" office:value="-10.9998427197488" calcext:value-type="float">
            <text:p>-11.0</text:p>
          </table:table-cell>
          <table:table-cell office:value-type="float" office:value="-11" calcext:value-type="float">
            <text:p>-11</text:p>
          </table:table-cell>
          <table:table-cell table:formula="of:=[.E107]-[.F107]" office:value-type="float" office:value="0.000157280251187331" calcext:value-type="float">
            <text:p>0.0</text:p>
          </table:table-cell>
          <table:table-cell/>
        </table:table-row>
        <table:table-row table:style-name="ro1">
          <table:table-cell/>
          <table:table-cell table:style-name="ce2" office:value-type="float" office:value="878" calcext:value-type="float">
            <text:p>878</text:p>
          </table:table-cell>
          <table:table-cell table:formula="of:=([.B108]*[.$B$2])/([.$B$3]-[.B108])" office:value-type="float" office:value="60551.724137931" calcext:value-type="float">
            <text:p>60552</text:p>
          </table:table-cell>
          <table:table-cell table:formula="of:=([.$B$4]*[.$B$6])/([.$B$4]+([.$B$6]*LN([.C108]/[.$B$5])))" office:value-type="float" office:value="261.052862249265" calcext:value-type="float">
            <text:p>261</text:p>
          </table:table-cell>
          <table:table-cell table:formula="of:=[.D108]-273" office:value-type="float" office:value="-11.9471377507353" calcext:value-type="float">
            <text:p>-11.9</text:p>
          </table:table-cell>
          <table:table-cell office:value-type="float" office:value="-12" calcext:value-type="float">
            <text:p>-12</text:p>
          </table:table-cell>
          <table:table-cell table:formula="of:=[.E108]-[.F108]" office:value-type="float" office:value="0.052862249264706" calcext:value-type="float">
            <text:p>0.1</text:p>
          </table:table-cell>
          <table:table-cell/>
        </table:table-row>
        <table:table-row table:style-name="ro1">
          <table:table-cell/>
          <table:table-cell table:style-name="ce2" office:value-type="float" office:value="885" calcext:value-type="float">
            <text:p>885</text:p>
          </table:table-cell>
          <table:table-cell table:formula="of:=([.B109]*[.$B$2])/([.$B$3]-[.B109])" office:value-type="float" office:value="64130.4347826087" calcext:value-type="float">
            <text:p>64130</text:p>
          </table:table-cell>
          <table:table-cell table:formula="of:=([.$B$4]*[.$B$6])/([.$B$4]+([.$B$6]*LN([.C109]/[.$B$5])))" office:value-type="float" office:value="260.073833520291" calcext:value-type="float">
            <text:p>260</text:p>
          </table:table-cell>
          <table:table-cell table:formula="of:=[.D109]-273" office:value-type="float" office:value="-12.9261664797085" calcext:value-type="float">
            <text:p>-12.9</text:p>
          </table:table-cell>
          <table:table-cell office:value-type="float" office:value="-13" calcext:value-type="float">
            <text:p>-13</text:p>
          </table:table-cell>
          <table:table-cell table:formula="of:=[.E109]-[.F109]" office:value-type="float" office:value="0.0738335202914868" calcext:value-type="float">
            <text:p>0.1</text:p>
          </table:table-cell>
          <table:table-cell/>
        </table:table-row>
        <table:table-row table:style-name="ro1">
          <table:table-cell/>
          <table:table-cell table:style-name="ce2" office:value-type="float" office:value="892" calcext:value-type="float">
            <text:p>892</text:p>
          </table:table-cell>
          <table:table-cell table:formula="of:=([.B110]*[.$B$2])/([.$B$3]-[.B110])" office:value-type="float" office:value="68091.6030534351" calcext:value-type="float">
            <text:p>68092</text:p>
          </table:table-cell>
          <table:table-cell table:formula="of:=([.$B$4]*[.$B$6])/([.$B$4]+([.$B$6]*LN([.C110]/[.$B$5])))" office:value-type="float" office:value="259.059747581352" calcext:value-type="float">
            <text:p>259</text:p>
          </table:table-cell>
          <table:table-cell table:formula="of:=[.D110]-273" office:value-type="float" office:value="-13.9402524186481" calcext:value-type="float">
            <text:p>-13.9</text:p>
          </table:table-cell>
          <table:table-cell office:value-type="float" office:value="-14" calcext:value-type="float">
            <text:p>-14</text:p>
          </table:table-cell>
          <table:table-cell table:formula="of:=[.E110]-[.F110]" office:value-type="float" office:value="0.0597475813518713" calcext:value-type="float">
            <text:p>0.1</text:p>
          </table:table-cell>
          <table:table-cell/>
        </table:table-row>
        <table:table-row table:style-name="ro1">
          <table:table-cell/>
          <table:table-cell table:style-name="ce2" office:value-type="float" office:value="899" calcext:value-type="float">
            <text:p>899</text:p>
          </table:table-cell>
          <table:table-cell table:formula="of:=([.B111]*[.$B$2])/([.$B$3]-[.B111])" office:value-type="float" office:value="72500" calcext:value-type="float">
            <text:p>72500</text:p>
          </table:table-cell>
          <table:table-cell table:formula="of:=([.$B$4]*[.$B$6])/([.$B$4]+([.$B$6]*LN([.C111]/[.$B$5])))" office:value-type="float" office:value="258.006759474846" calcext:value-type="float">
            <text:p>258</text:p>
          </table:table-cell>
          <table:table-cell table:formula="of:=[.D111]-273" office:value-type="float" office:value="-14.9932405251543" calcext:value-type="float">
            <text:p>-15.0</text:p>
          </table:table-cell>
          <table:table-cell office:value-type="float" office:value="-15" calcext:value-type="float">
            <text:p>-15</text:p>
          </table:table-cell>
          <table:table-cell table:formula="of:=[.E111]-[.F111]" office:value-type="float" office:value="0.00675947484569406" calcext:value-type="float">
            <text:p>0.0</text:p>
          </table:table-cell>
          <table:table-cell/>
        </table:table-row>
        <table:table-row table:style-name="ro1">
          <table:table-cell/>
          <table:table-cell table:style-name="ce2" office:value-type="float" office:value="905" calcext:value-type="float">
            <text:p>905</text:p>
          </table:table-cell>
          <table:table-cell table:formula="of:=([.B112]*[.$B$2])/([.$B$3]-[.B112])" office:value-type="float" office:value="76694.9152542373" calcext:value-type="float">
            <text:p>76695</text:p>
          </table:table-cell>
          <table:table-cell table:formula="of:=([.$B$4]*[.$B$6])/([.$B$4]+([.$B$6]*LN([.C112]/[.$B$5])))" office:value-type="float" office:value="257.069856465069" calcext:value-type="float">
            <text:p>257</text:p>
          </table:table-cell>
          <table:table-cell table:formula="of:=[.D112]-273" office:value-type="float" office:value="-15.9301435349308" calcext:value-type="float">
            <text:p>-15.9</text:p>
          </table:table-cell>
          <table:table-cell office:value-type="float" office:value="-16" calcext:value-type="float">
            <text:p>-16</text:p>
          </table:table-cell>
          <table:table-cell table:formula="of:=[.E112]-[.F112]" office:value-type="float" office:value="0.0698564650691651" calcext:value-type="float">
            <text:p>0.1</text:p>
          </table:table-cell>
          <table:table-cell/>
        </table:table-row>
        <table:table-row table:style-name="ro1">
          <table:table-cell/>
          <table:table-cell table:style-name="ce2" office:value-type="float" office:value="911" calcext:value-type="float">
            <text:p>911</text:p>
          </table:table-cell>
          <table:table-cell table:formula="of:=([.B113]*[.$B$2])/([.$B$3]-[.B113])" office:value-type="float" office:value="81339.2857142857" calcext:value-type="float">
            <text:p>81339</text:p>
          </table:table-cell>
          <table:table-cell table:formula="of:=([.$B$4]*[.$B$6])/([.$B$4]+([.$B$6]*LN([.C113]/[.$B$5])))" office:value-type="float" office:value="256.097810935353" calcext:value-type="float">
            <text:p>256</text:p>
          </table:table-cell>
          <table:table-cell table:formula="of:=[.D113]-273" office:value-type="float" office:value="-16.9021890646467" calcext:value-type="float">
            <text:p>-16.9</text:p>
          </table:table-cell>
          <table:table-cell office:value-type="float" office:value="-17" calcext:value-type="float">
            <text:p>-17</text:p>
          </table:table-cell>
          <table:table-cell table:formula="of:=[.E113]-[.F113]" office:value-type="float" office:value="0.0978109353533228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917" calcext:value-type="float">
            <text:p>917</text:p>
          </table:table-cell>
          <table:table-cell table:formula="of:=([.B114]*[.$B$2])/([.$B$3]-[.B114])" office:value-type="float" office:value="86509.4339622642" calcext:value-type="float">
            <text:p>86509</text:p>
          </table:table-cell>
          <table:table-cell table:formula="of:=([.$B$4]*[.$B$6])/([.$B$4]+([.$B$6]*LN([.C114]/[.$B$5])))" office:value-type="float" office:value="255.086825250788" calcext:value-type="float">
            <text:p>255</text:p>
          </table:table-cell>
          <table:table-cell table:formula="of:=[.D114]-273" office:value-type="float" office:value="-17.9131747492119" calcext:value-type="float">
            <text:p>-17.9</text:p>
          </table:table-cell>
          <table:table-cell office:value-type="float" office:value="-18" calcext:value-type="float">
            <text:p>-18</text:p>
          </table:table-cell>
          <table:table-cell table:formula="of:=[.E114]-[.F114]" office:value-type="float" office:value="0.086825250788081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table:formula="of:=([.B115]*[.$B$2])/([.$B$3]-[.B115])" office:value-type="float" office:value="92300" calcext:value-type="float">
            <text:p>92300</text:p>
          </table:table-cell>
          <table:table-cell table:formula="of:=([.$B$4]*[.$B$6])/([.$B$4]+([.$B$6]*LN([.C115]/[.$B$5])))" office:value-type="float" office:value="254.032466343815" calcext:value-type="float">
            <text:p>254</text:p>
          </table:table-cell>
          <table:table-cell table:formula="of:=[.D115]-273" office:value-type="float" office:value="-18.9675336561854" calcext:value-type="float">
            <text:p>-19.0</text:p>
          </table:table-cell>
          <table:table-cell office:value-type="float" office:value="-19" calcext:value-type="float">
            <text:p>-19</text:p>
          </table:table-cell>
          <table:table-cell table:formula="of:=[.E115]-[.F115]" office:value-type="float" office:value="0.0324663438145762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929" calcext:value-type="float">
            <text:p>929</text:p>
          </table:table-cell>
          <table:table-cell table:formula="of:=([.B116]*[.$B$2])/([.$B$3]-[.B116])" office:value-type="float" office:value="98829.7872340426" calcext:value-type="float">
            <text:p>98830</text:p>
          </table:table-cell>
          <table:table-cell table:formula="of:=([.$B$4]*[.$B$6])/([.$B$4]+([.$B$6]*LN([.C116]/[.$B$5])))" office:value-type="float" office:value="252.929512902778" calcext:value-type="float">
            <text:p>253</text:p>
          </table:table-cell>
          <table:table-cell table:formula="of:=[.D116]-273" office:value-type="float" office:value="-20.0704870972218" calcext:value-type="float">
            <text:p>-20.1</text:p>
          </table:table-cell>
          <table:table-cell office:value-type="float" office:value="-20" calcext:value-type="float">
            <text:p>-20</text:p>
          </table:table-cell>
          <table:table-cell table:formula="of:=[.E116]-[.F116]" office:value-type="float" office:value="-0.0704870972218146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table:formula="of:=([.B117]*[.$B$2])/([.$B$3]-[.B117])" office:value-type="float" office:value="104943.820224719" calcext:value-type="float">
            <text:p>104944</text:p>
          </table:table-cell>
          <table:table-cell table:formula="of:=([.$B$4]*[.$B$6])/([.$B$4]+([.$B$6]*LN([.C117]/[.$B$5])))" office:value-type="float" office:value="251.968818489032" calcext:value-type="float">
            <text:p>252</text:p>
          </table:table-cell>
          <table:table-cell table:formula="of:=[.D117]-273" office:value-type="float" office:value="-21.0311815109678" calcext:value-type="float">
            <text:p>-21.0</text:p>
          </table:table-cell>
          <table:table-cell office:value-type="float" office:value="-21" calcext:value-type="float">
            <text:p>-21</text:p>
          </table:table-cell>
          <table:table-cell table:formula="of:=[.E117]-[.F117]" office:value-type="float" office:value="-0.0311815109677696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939" calcext:value-type="float">
            <text:p>939</text:p>
          </table:table-cell>
          <table:table-cell table:formula="of:=([.B118]*[.$B$2])/([.$B$3]-[.B118])" office:value-type="float" office:value="111785.714285714" calcext:value-type="float">
            <text:p>111786</text:p>
          </table:table-cell>
          <table:table-cell table:formula="of:=([.$B$4]*[.$B$6])/([.$B$4]+([.$B$6]*LN([.C118]/[.$B$5])))" office:value-type="float" office:value="250.965837439245" calcext:value-type="float">
            <text:p>251</text:p>
          </table:table-cell>
          <table:table-cell table:formula="of:=[.D118]-273" office:value-type="float" office:value="-22.034162560755" calcext:value-type="float">
            <text:p>-22.0</text:p>
          </table:table-cell>
          <table:table-cell office:value-type="float" office:value="-22" calcext:value-type="float">
            <text:p>-22</text:p>
          </table:table-cell>
          <table:table-cell table:formula="of:=[.E118]-[.F118]" office:value-type="float" office:value="-0.0341625607550213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table:formula="of:=([.B119]*[.$B$2])/([.$B$3]-[.B119])" office:value-type="float" office:value="119493.670886076" calcext:value-type="float">
            <text:p>119494</text:p>
          </table:table-cell>
          <table:table-cell table:formula="of:=([.$B$4]*[.$B$6])/([.$B$4]+([.$B$6]*LN([.C119]/[.$B$5])))" office:value-type="float" office:value="249.915570079325" calcext:value-type="float">
            <text:p>250</text:p>
          </table:table-cell>
          <table:table-cell table:formula="of:=[.D119]-273" office:value-type="float" office:value="-23.0844299206749" calcext:value-type="float">
            <text:p>-23.1</text:p>
          </table:table-cell>
          <table:table-cell office:value-type="float" office:value="-23" calcext:value-type="float">
            <text:p>-23</text:p>
          </table:table-cell>
          <table:table-cell table:formula="of:=[.E119]-[.F119]" office:value-type="float" office:value="-0.0844299206748644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([.B120]*[.$B$2])/([.$B$3]-[.B120])" office:value-type="float" office:value="126400" calcext:value-type="float">
            <text:p>126400</text:p>
          </table:table-cell>
          <table:table-cell table:formula="of:=([.$B$4]*[.$B$6])/([.$B$4]+([.$B$6]*LN([.C120]/[.$B$5])))" office:value-type="float" office:value="249.037355367906" calcext:value-type="float">
            <text:p>249</text:p>
          </table:table-cell>
          <table:table-cell table:formula="of:=[.D120]-273" office:value-type="float" office:value="-23.9626446320941" calcext:value-type="float">
            <text:p>-24.0</text:p>
          </table:table-cell>
          <table:table-cell office:value-type="float" office:value="-24" calcext:value-type="float">
            <text:p>-24</text:p>
          </table:table-cell>
          <table:table-cell table:formula="of:=[.E120]-[.F120]" office:value-type="float" office:value="0.0373553679059455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953" calcext:value-type="float">
            <text:p>953</text:p>
          </table:table-cell>
          <table:table-cell table:formula="of:=([.B121]*[.$B$2])/([.$B$3]-[.B121])" office:value-type="float" office:value="136142.857142857" calcext:value-type="float">
            <text:p>136143</text:p>
          </table:table-cell>
          <table:table-cell table:formula="of:=([.$B$4]*[.$B$6])/([.$B$4]+([.$B$6]*LN([.C121]/[.$B$5])))" office:value-type="float" office:value="247.886207260836" calcext:value-type="float">
            <text:p>248</text:p>
          </table:table-cell>
          <table:table-cell table:formula="of:=[.D121]-273" office:value-type="float" office:value="-25.1137927391636" calcext:value-type="float">
            <text:p>-25.1</text:p>
          </table:table-cell>
          <table:table-cell office:value-type="float" office:value="-25" calcext:value-type="float">
            <text:p>-25</text:p>
          </table:table-cell>
          <table:table-cell table:formula="of:=[.E121]-[.F121]" office:value-type="float" office:value="-0.113792739163586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57" calcext:value-type="float">
            <text:p>957</text:p>
          </table:table-cell>
          <table:table-cell table:formula="of:=([.B122]*[.$B$2])/([.$B$3]-[.B122])" office:value-type="float" office:value="145000" calcext:value-type="float">
            <text:p>145000</text:p>
          </table:table-cell>
          <table:table-cell table:formula="of:=([.$B$4]*[.$B$6])/([.$B$4]+([.$B$6]*LN([.C122]/[.$B$5])))" office:value-type="float" office:value="246.91738722291" calcext:value-type="float">
            <text:p>247</text:p>
          </table:table-cell>
          <table:table-cell table:formula="of:=[.D122]-273" office:value-type="float" office:value="-26.0826127770902" calcext:value-type="float">
            <text:p>-26.1</text:p>
          </table:table-cell>
          <table:table-cell office:value-type="float" office:value="-26" calcext:value-type="float">
            <text:p>-26</text:p>
          </table:table-cell>
          <table:table-cell table:formula="of:=[.E122]-[.F122]" office:value-type="float" office:value="-0.0826127770901621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61" calcext:value-type="float">
            <text:p>961</text:p>
          </table:table-cell>
          <table:table-cell table:formula="of:=([.B123]*[.$B$2])/([.$B$3]-[.B123])" office:value-type="float" office:value="155000" calcext:value-type="float">
            <text:p>155000</text:p>
          </table:table-cell>
          <table:table-cell table:formula="of:=([.$B$4]*[.$B$6])/([.$B$4]+([.$B$6]*LN([.C123]/[.$B$5])))" office:value-type="float" office:value="245.900484361102" calcext:value-type="float">
            <text:p>246</text:p>
          </table:table-cell>
          <table:table-cell table:formula="of:=[.D123]-273" office:value-type="float" office:value="-27.0995156388981" calcext:value-type="float">
            <text:p>-27.1</text:p>
          </table:table-cell>
          <table:table-cell office:value-type="float" office:value="-27" calcext:value-type="float">
            <text:p>-27</text:p>
          </table:table-cell>
          <table:table-cell table:formula="of:=[.E123]-[.F123]" office:value-type="float" office:value="-0.0995156388981116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64" calcext:value-type="float">
            <text:p>964</text:p>
          </table:table-cell>
          <table:table-cell table:formula="of:=([.B124]*[.$B$2])/([.$B$3]-[.B124])" office:value-type="float" office:value="163389.830508475" calcext:value-type="float">
            <text:p>163390</text:p>
          </table:table-cell>
          <table:table-cell table:formula="of:=([.$B$4]*[.$B$6])/([.$B$4]+([.$B$6]*LN([.C124]/[.$B$5])))" office:value-type="float" office:value="245.102617141966" calcext:value-type="float">
            <text:p>245</text:p>
          </table:table-cell>
          <table:table-cell table:formula="of:=[.D124]-273" office:value-type="float" office:value="-27.8973828580341" calcext:value-type="float">
            <text:p>-27.9</text:p>
          </table:table-cell>
          <table:table-cell office:value-type="float" office:value="-28" calcext:value-type="float">
            <text:p>-28</text:p>
          </table:table-cell>
          <table:table-cell table:formula="of:=[.E124]-[.F124]" office:value-type="float" office:value="0.102617141965908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table:formula="of:=([.B125]*[.$B$2])/([.$B$3]-[.B125])" office:value-type="float" office:value="176000" calcext:value-type="float">
            <text:p>176000</text:p>
          </table:table-cell>
          <table:table-cell table:formula="of:=([.$B$4]*[.$B$6])/([.$B$4]+([.$B$6]*LN([.C125]/[.$B$5])))" office:value-type="float" office:value="243.986103970692" calcext:value-type="float">
            <text:p>244</text:p>
          </table:table-cell>
          <table:table-cell table:formula="of:=[.D125]-273" office:value-type="float" office:value="-29.0138960293079" calcext:value-type="float">
            <text:p>-29.0</text:p>
          </table:table-cell>
          <table:table-cell office:value-type="float" office:value="-29" calcext:value-type="float">
            <text:p>-29</text:p>
          </table:table-cell>
          <table:table-cell table:formula="of:=[.E125]-[.F125]" office:value-type="float" office:value="-0.0138960293078867" calcext:value-type="float">
            <text:p>0.0</text:p>
          </table:table-cell>
          <table:table-cell/>
        </table:table-row>
        <table:table-row table:style-name="ro1">
          <table:table-cell/>
          <table:table-cell office:value-type="float" office:value="971" calcext:value-type="float">
            <text:p>971</text:p>
          </table:table-cell>
          <table:table-cell table:formula="of:=([.B126]*[.$B$2])/([.$B$3]-[.B126])" office:value-type="float" office:value="186730.769230769" calcext:value-type="float">
            <text:p>186731</text:p>
          </table:table-cell>
          <table:table-cell table:formula="of:=([.$B$4]*[.$B$6])/([.$B$4]+([.$B$6]*LN([.C126]/[.$B$5])))" office:value-type="float" office:value="243.104527319281" calcext:value-type="float">
            <text:p>243</text:p>
          </table:table-cell>
          <table:table-cell table:formula="of:=[.D126]-273" office:value-type="float" office:value="-29.895472680719" calcext:value-type="float">
            <text:p>-29.9</text:p>
          </table:table-cell>
          <table:table-cell office:value-type="float" office:value="-30" calcext:value-type="float">
            <text:p>-30</text:p>
          </table:table-cell>
          <table:table-cell table:formula="of:=[.E126]-[.F126]" office:value-type="float" office:value="0.104527319280948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table:formula="of:=([.B127]*[.$B$2])/([.$B$3]-[.B127])" office:value-type="float" office:value="203125" calcext:value-type="float">
            <text:p>203125</text:p>
          </table:table-cell>
          <table:table-cell table:formula="of:=([.$B$4]*[.$B$6])/([.$B$4]+([.$B$6]*LN([.C127]/[.$B$5])))" office:value-type="float" office:value="241.86192384621" calcext:value-type="float">
            <text:p>242</text:p>
          </table:table-cell>
          <table:table-cell table:formula="of:=[.D127]-273" office:value-type="float" office:value="-31.1380761537895" calcext:value-type="float">
            <text:p>-31.1</text:p>
          </table:table-cell>
          <table:table-cell office:value-type="float" office:value="-31" calcext:value-type="float">
            <text:p>-31</text:p>
          </table:table-cell>
          <table:table-cell table:formula="of:=[.E127]-[.F127]" office:value-type="float" office:value="-0.138076153789513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78" calcext:value-type="float">
            <text:p>978</text:p>
          </table:table-cell>
          <table:table-cell table:formula="of:=([.B128]*[.$B$2])/([.$B$3]-[.B128])" office:value-type="float" office:value="217333.333333333" calcext:value-type="float">
            <text:p>217333</text:p>
          </table:table-cell>
          <table:table-cell table:formula="of:=([.$B$4]*[.$B$6])/([.$B$4]+([.$B$6]*LN([.C128]/[.$B$5])))" office:value-type="float" office:value="240.872757133482" calcext:value-type="float">
            <text:p>241</text:p>
          </table:table-cell>
          <table:table-cell table:formula="of:=[.D128]-273" office:value-type="float" office:value="-32.1272428665181" calcext:value-type="float">
            <text:p>-32.1</text:p>
          </table:table-cell>
          <table:table-cell office:value-type="float" office:value="-32" calcext:value-type="float">
            <text:p>-32</text:p>
          </table:table-cell>
          <table:table-cell table:formula="of:=[.E128]-[.F128]" office:value-type="float" office:value="-0.127242866518088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81" calcext:value-type="float">
            <text:p>981</text:p>
          </table:table-cell>
          <table:table-cell table:formula="of:=([.B129]*[.$B$2])/([.$B$3]-[.B129])" office:value-type="float" office:value="233571.428571429" calcext:value-type="float">
            <text:p>233571</text:p>
          </table:table-cell>
          <table:table-cell table:formula="of:=([.$B$4]*[.$B$6])/([.$B$4]+([.$B$6]*LN([.C129]/[.$B$5])))" office:value-type="float" office:value="239.827427208582" calcext:value-type="float">
            <text:p>240</text:p>
          </table:table-cell>
          <table:table-cell table:formula="of:=[.D129]-273" office:value-type="float" office:value="-33.1725727914179" calcext:value-type="float">
            <text:p>-33.2</text:p>
          </table:table-cell>
          <table:table-cell office:value-type="float" office:value="-33" calcext:value-type="float">
            <text:p>-33</text:p>
          </table:table-cell>
          <table:table-cell table:formula="of:=[.E129]-[.F129]" office:value-type="float" office:value="-0.172572791417906" calcext:value-type="float">
            <text:p>-0.2</text:p>
          </table:table-cell>
          <table:table-cell/>
        </table:table-row>
        <table:table-row table:style-name="ro1">
          <table:table-cell/>
          <table:table-cell office:value-type="float" office:value="983" calcext:value-type="float">
            <text:p>983</text:p>
          </table:table-cell>
          <table:table-cell table:formula="of:=([.B130]*[.$B$2])/([.$B$3]-[.B130])" office:value-type="float" office:value="245750" calcext:value-type="float">
            <text:p>245750</text:p>
          </table:table-cell>
          <table:table-cell table:formula="of:=([.$B$4]*[.$B$6])/([.$B$4]+([.$B$6]*LN([.C130]/[.$B$5])))" office:value-type="float" office:value="239.095509942152" calcext:value-type="float">
            <text:p>239</text:p>
          </table:table-cell>
          <table:table-cell table:formula="of:=[.D130]-273" office:value-type="float" office:value="-33.904490057848" calcext:value-type="float">
            <text:p>-33.9</text:p>
          </table:table-cell>
          <table:table-cell office:value-type="float" office:value="-34" calcext:value-type="float">
            <text:p>-34</text:p>
          </table:table-cell>
          <table:table-cell table:formula="of:=[.E130]-[.F130]" office:value-type="float" office:value="0.0955099421519776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986" calcext:value-type="float">
            <text:p>986</text:p>
          </table:table-cell>
          <table:table-cell table:formula="of:=([.B131]*[.$B$2])/([.$B$3]-[.B131])" office:value-type="float" office:value="266486.486486487" calcext:value-type="float">
            <text:p>266486</text:p>
          </table:table-cell>
          <table:table-cell table:formula="of:=([.$B$4]*[.$B$6])/([.$B$4]+([.$B$6]*LN([.C131]/[.$B$5])))" office:value-type="float" office:value="237.938155653" calcext:value-type="float">
            <text:p>238</text:p>
          </table:table-cell>
          <table:table-cell table:formula="of:=[.D131]-273" office:value-type="float" office:value="-35.0618443469998" calcext:value-type="float">
            <text:p>-35.1</text:p>
          </table:table-cell>
          <table:table-cell office:value-type="float" office:value="-35" calcext:value-type="float">
            <text:p>-35</text:p>
          </table:table-cell>
          <table:table-cell table:formula="of:=[.E131]-[.F131]" office:value-type="float" office:value="-0.0618443469998056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88" calcext:value-type="float">
            <text:p>988</text:p>
          </table:table-cell>
          <table:table-cell table:formula="of:=([.B132]*[.$B$2])/([.$B$3]-[.B132])" office:value-type="float" office:value="282285.714285714" calcext:value-type="float">
            <text:p>282286</text:p>
          </table:table-cell>
          <table:table-cell table:formula="of:=([.$B$4]*[.$B$6])/([.$B$4]+([.$B$6]*LN([.C132]/[.$B$5])))" office:value-type="float" office:value="237.122083374486" calcext:value-type="float">
            <text:p>237</text:p>
          </table:table-cell>
          <table:table-cell table:formula="of:=[.D132]-273" office:value-type="float" office:value="-35.8779166255143" calcext:value-type="float">
            <text:p>-35.9</text:p>
          </table:table-cell>
          <table:table-cell office:value-type="float" office:value="-36" calcext:value-type="float">
            <text:p>-36</text:p>
          </table:table-cell>
          <table:table-cell table:formula="of:=[.E132]-[.F132]" office:value-type="float" office:value="0.122083374485726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991" calcext:value-type="float">
            <text:p>991</text:p>
          </table:table-cell>
          <table:table-cell table:formula="of:=([.B133]*[.$B$2])/([.$B$3]-[.B133])" office:value-type="float" office:value="309687.5" calcext:value-type="float">
            <text:p>309688</text:p>
          </table:table-cell>
          <table:table-cell table:formula="of:=([.$B$4]*[.$B$6])/([.$B$4]+([.$B$6]*LN([.C133]/[.$B$5])))" office:value-type="float" office:value="235.821103169059" calcext:value-type="float">
            <text:p>236</text:p>
          </table:table-cell>
          <table:table-cell table:formula="of:=[.D133]-273" office:value-type="float" office:value="-37.1788968309413" calcext:value-type="float">
            <text:p>-37.2</text:p>
          </table:table-cell>
          <table:table-cell office:value-type="float" office:value="-37" calcext:value-type="float">
            <text:p>-37</text:p>
          </table:table-cell>
          <table:table-cell table:formula="of:=[.E133]-[.F133]" office:value-type="float" office:value="-0.178896830941312" calcext:value-type="float">
            <text:p>-0.2</text:p>
          </table:table-cell>
          <table:table-cell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table:formula="of:=([.B134]*[.$B$2])/([.$B$3]-[.B134])" office:value-type="float" office:value="331000" calcext:value-type="float">
            <text:p>331000</text:p>
          </table:table-cell>
          <table:table-cell table:formula="of:=([.$B$4]*[.$B$6])/([.$B$4]+([.$B$6]*LN([.C134]/[.$B$5])))" office:value-type="float" office:value="234.895267120119" calcext:value-type="float">
            <text:p>235</text:p>
          </table:table-cell>
          <table:table-cell table:formula="of:=[.D134]-273" office:value-type="float" office:value="-38.1047328798812" calcext:value-type="float">
            <text:p>-38.1</text:p>
          </table:table-cell>
          <table:table-cell office:value-type="float" office:value="-38" calcext:value-type="float">
            <text:p>-38</text:p>
          </table:table-cell>
          <table:table-cell table:formula="of:=[.E134]-[.F134]" office:value-type="float" office:value="-0.104732879881226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95" calcext:value-type="float">
            <text:p>995</text:p>
          </table:table-cell>
          <table:table-cell table:formula="of:=([.B135]*[.$B$2])/([.$B$3]-[.B135])" office:value-type="float" office:value="355357.142857143" calcext:value-type="float">
            <text:p>355357</text:p>
          </table:table-cell>
          <table:table-cell table:formula="of:=([.$B$4]*[.$B$6])/([.$B$4]+([.$B$6]*LN([.C135]/[.$B$5])))" office:value-type="float" office:value="233.915505070246" calcext:value-type="float">
            <text:p>234</text:p>
          </table:table-cell>
          <table:table-cell table:formula="of:=[.D135]-273" office:value-type="float" office:value="-39.0844949297544" calcext:value-type="float">
            <text:p>-39.1</text:p>
          </table:table-cell>
          <table:table-cell office:value-type="float" office:value="-39" calcext:value-type="float">
            <text:p>-39</text:p>
          </table:table-cell>
          <table:table-cell table:formula="of:=[.E135]-[.F135]" office:value-type="float" office:value="-0.0844949297543565" calcext:value-type="float">
            <text:p>-0.1</text:p>
          </table:table-cell>
          <table:table-cell/>
        </table:table-row>
        <table:table-row table:style-name="ro1">
          <table:table-cell/>
          <table:table-cell office:value-type="float" office:value="997" calcext:value-type="float">
            <text:p>997</text:p>
          </table:table-cell>
          <table:table-cell table:formula="of:=([.B136]*[.$B$2])/([.$B$3]-[.B136])" office:value-type="float" office:value="383461.538461538" calcext:value-type="float">
            <text:p>383462</text:p>
          </table:table-cell>
          <table:table-cell table:formula="of:=([.$B$4]*[.$B$6])/([.$B$4]+([.$B$6]*LN([.C136]/[.$B$5])))" office:value-type="float" office:value="232.874254582786" calcext:value-type="float">
            <text:p>233</text:p>
          </table:table-cell>
          <table:table-cell table:formula="of:=[.D136]-273" office:value-type="float" office:value="-40.1257454172137" calcext:value-type="float">
            <text:p>-40.1</text:p>
          </table:table-cell>
          <table:table-cell office:value-type="float" office:value="-40" calcext:value-type="float">
            <text:p>-40</text:p>
          </table:table-cell>
          <table:table-cell table:formula="of:=[.E136]-[.F136]" office:value-type="float" office:value="-0.125745417213693" calcext:value-type="float">
            <text:p>-0.1</text:p>
          </table:table-cell>
          <table:table-cell/>
        </table:table-row>
        <table:table-row table:style-name="ro1" table:number-rows-repeated="104843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0T03:06:40.230884547</meta:creation-date>
    <dc:date>2021-11-20T05:21:24.185970951</dc:date>
    <meta:editing-duration>PT1H32M50S</meta:editing-duration>
    <meta:editing-cycles>2</meta:editing-cycles>
    <meta:generator>LibreOffice/7.1.7.2$MacOSX_X86_64 LibreOffice_project/c6a4e3954236145e2acb0b65f68614365aeee33f</meta:generator>
    <meta:document-statistic meta:table-count="1" meta:cell-count="758" meta:object-count="0"/>
  </office:meta>
</office:document-meta>
</file>